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36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2w05n4n3n1N5" table:style-name="ta1">
        <table:shapes>
          <draw:frame draw:z-index="0" draw:style-name="gr1" draw:text-style-name="P1" svg:width="160.09mm" svg:height="90.05mm" svg:x="20.83mm" svg:y="24.7mm">
            <loext:p draw:notify-on-update-of-ranges="02w05n4n3n1N5.B7:02w05n4n3n1N5.B324 02w05n4n3n1N5.C7:02w05n4n3n1N5.C3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0:</text:p>
          </table:table-cell>
          <table:table-cell office:value-type="float" office:value="-0.513246" calcext:value-type="float">
            <text:p>-0,5132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1:</text:p>
          </table:table-cell>
          <table:table-cell office:value-type="float" office:value="1.41324" calcext:value-type="float">
            <text:p>1,413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2:</text:p>
          </table:table-cell>
          <table:table-cell office:value-type="float" office:value="-0.695687" calcext:value-type="float">
            <text:p>-0,6956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3:</text:p>
          </table:table-cell>
          <table:table-cell office:value-type="float" office:value="0.0304014" calcext:value-type="float">
            <text:p>0,03040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4:</text:p>
          </table:table-cell>
          <table:table-cell office:value-type="float" office:value="-0.327459" calcext:value-type="float">
            <text:p>-0,3274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0:</text:p>
          </table:table-cell>
          <table:table-cell table:style-name="Default" office:value-type="float" office:value="0.100352" calcext:value-type="float">
            <text:p>0,100352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1:</text:p>
          </table:table-cell>
          <table:table-cell table:style-name="Default" office:value-type="float" office:value="0.0327969" calcext:value-type="float">
            <text:p>0,0327969</text:p>
          </table:table-cell>
          <table:table-cell office:value-type="string" calcext:value-type="string">
            <text:p>cz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r2:</text:p>
          </table:table-cell>
          <table:table-cell table:style-name="Default" office:value-type="float" office:value="0.0232449" calcext:value-type="float">
            <text:p>0,0232449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rr3:</text:p>
          </table:table-cell>
          <table:table-cell table:style-name="Default" office:value-type="float" office:value="0.0208319" calcext:value-type="float">
            <text:p>0,0208319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rr4:</text:p>
          </table:table-cell>
          <table:table-cell table:style-name="Default" office:value-type="float" office:value="0.0192872" calcext:value-type="float">
            <text:p>0,019287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rr5:</text:p>
          </table:table-cell>
          <table:table-cell table:style-name="Default" office:value-type="float" office:value="0.0178759" calcext:value-type="float">
            <text:p>0,0178759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rr6:</text:p>
          </table:table-cell>
          <table:table-cell table:style-name="Default" office:value-type="float" office:value="0.0165247" calcext:value-type="float">
            <text:p>0,0165247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rr7:</text:p>
          </table:table-cell>
          <table:table-cell table:style-name="Default" office:value-type="float" office:value="0.0152342" calcext:value-type="float">
            <text:p>0,0152342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rr8:</text:p>
          </table:table-cell>
          <table:table-cell table:style-name="Default" office:value-type="float" office:value="0.0140106" calcext:value-type="float">
            <text:p>0,0140106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m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rr9:</text:p>
          </table:table-cell>
          <table:table-cell table:style-name="Default" office:value-type="float" office:value="0.0128583" calcext:value-type="float">
            <text:p>0,0128583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m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rr10:</text:p>
          </table:table-cell>
          <table:table-cell table:style-name="Default" office:value-type="float" office:value="0.0117793" calcext:value-type="float">
            <text:p>0,011779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m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rr11:</text:p>
          </table:table-cell>
          <table:table-cell table:style-name="Default" office:value-type="float" office:value="0.0107738" calcext:value-type="float">
            <text:p>0,0107738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7m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rr12:</text:p>
          </table:table-cell>
          <table:table-cell table:style-name="Default" office:value-type="float" office:value="0.00984076" calcext:value-type="float">
            <text:p>0,00984076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6m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rr13:</text:p>
          </table:table-cell>
          <table:table-cell table:style-name="Default" office:value-type="float" office:value="0.00897787" calcext:value-type="float">
            <text:p>0,0089778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5m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err14:</text:p>
          </table:table-cell>
          <table:table-cell table:style-name="Default" office:value-type="float" office:value="0.00818223" calcext:value-type="float">
            <text:p>0,00818223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4m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rr15:</text:p>
          </table:table-cell>
          <table:table-cell table:style-name="Default" office:value-type="float" office:value="0.00745045" calcext:value-type="float">
            <text:p>0,0074504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3m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rr16:</text:p>
          </table:table-cell>
          <table:table-cell table:style-name="Default" office:value-type="float" office:value="0.00677885" calcext:value-type="float">
            <text:p>0,0067788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9m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err17:</text:p>
          </table:table-cell>
          <table:table-cell table:style-name="Default" office:value-type="float" office:value="0.0061636" calcext:value-type="float">
            <text:p>0,006163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3m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err18:</text:p>
          </table:table-cell>
          <table:table-cell table:style-name="Default" office:value-type="float" office:value="0.00560088" calcext:value-type="float">
            <text:p>0,0056008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8m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err19:</text:p>
          </table:table-cell>
          <table:table-cell table:style-name="Default" office:value-type="float" office:value="0.0050869" calcext:value-type="float">
            <text:p>0,005086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3m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err20:</text:p>
          </table:table-cell>
          <table:table-cell table:style-name="Default" office:value-type="float" office:value="0.00461799" calcext:value-type="float">
            <text:p>0,0046179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7m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rr21:</text:p>
          </table:table-cell>
          <table:table-cell table:style-name="Default" office:value-type="float" office:value="0.00419063" calcext:value-type="float">
            <text:p>0,0041906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2m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err22:</text:p>
          </table:table-cell>
          <table:table-cell table:style-name="Default" office:value-type="float" office:value="0.00380148" calcext:value-type="float">
            <text:p>0,0038014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6m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err23:</text:p>
          </table:table-cell>
          <table:table-cell table:style-name="Default" office:value-type="float" office:value="0.0034474" calcext:value-type="float">
            <text:p>0,003447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1m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err24:</text:p>
          </table:table-cell>
          <table:table-cell table:style-name="Default" office:value-type="float" office:value="0.00312545" calcext:value-type="float">
            <text:p>0,0031254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5m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err25:</text:p>
          </table:table-cell>
          <table:table-cell table:style-name="Default" office:value-type="float" office:value="0.00283287" calcext:value-type="float">
            <text:p>0,0028328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0m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err26:</text:p>
          </table:table-cell>
          <table:table-cell table:style-name="Default" office:value-type="float" office:value="0.00256714" calcext:value-type="float">
            <text:p>0,002567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4m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err27:</text:p>
          </table:table-cell>
          <table:table-cell table:style-name="Default" office:value-type="float" office:value="0.00232588" calcext:value-type="float">
            <text:p>0,0023258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9m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err28:</text:p>
          </table:table-cell>
          <table:table-cell table:style-name="Default" office:value-type="float" office:value="0.00210695" calcext:value-type="float">
            <text:p>0,0021069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3m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err29:</text:p>
          </table:table-cell>
          <table:table-cell table:style-name="Default" office:value-type="float" office:value="0.00190833" calcext:value-type="float">
            <text:p>0,0019083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8m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err30:</text:p>
          </table:table-cell>
          <table:table-cell table:style-name="Default" office:value-type="float" office:value="0.00172821" calcext:value-type="float">
            <text:p>0,0017282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2m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err31:</text:p>
          </table:table-cell>
          <table:table-cell table:style-name="Default" office:value-type="float" office:value="0.0015649" calcext:value-type="float">
            <text:p>0,001564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7m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err32:</text:p>
          </table:table-cell>
          <table:table-cell table:style-name="Default" office:value-type="float" office:value="0.00141687" calcext:value-type="float">
            <text:p>0,0014168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2m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err33:</text:p>
          </table:table-cell>
          <table:table-cell table:style-name="Default" office:value-type="float" office:value="0.00128272" calcext:value-type="float">
            <text:p>0,0012827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6m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err34:</text:p>
          </table:table-cell>
          <table:table-cell table:style-name="Default" office:value-type="float" office:value="0.00116117" calcext:value-type="float">
            <text:p>0,0011611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1m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err35:</text:p>
          </table:table-cell>
          <table:table-cell table:style-name="Default" office:value-type="float" office:value="0.00105106" calcext:value-type="float">
            <text:p>0,001051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5m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err36:</text:p>
          </table:table-cell>
          <table:table-cell table:style-name="Default" office:value-type="float" office:value="0.000951324" calcext:value-type="float">
            <text:p>0,00095132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0m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err37:</text:p>
          </table:table-cell>
          <table:table-cell table:style-name="Default" office:value-type="float" office:value="0.000860999" calcext:value-type="float">
            <text:p>0,00086099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4m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err38:</text:p>
          </table:table-cell>
          <table:table-cell table:style-name="Default" office:value-type="float" office:value="0.000779207" calcext:value-type="float">
            <text:p>0,0007792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9m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err39:</text:p>
          </table:table-cell>
          <table:table-cell table:style-name="Default" office:value-type="float" office:value="0.000705151" calcext:value-type="float">
            <text:p>0,00070515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3m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err40:</text:p>
          </table:table-cell>
          <table:table-cell table:style-name="Default" office:value-type="float" office:value="0.000638103" calcext:value-type="float">
            <text:p>0,00063810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7m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err41:</text:p>
          </table:table-cell>
          <table:table-cell table:style-name="Default" office:value-type="float" office:value="0.000577408" calcext:value-type="float">
            <text:p>0,0005774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2m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err42:</text:p>
          </table:table-cell>
          <table:table-cell table:style-name="Default" office:value-type="float" office:value="0.000522467" calcext:value-type="float">
            <text:p>0,00052246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6m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err43:</text:p>
          </table:table-cell>
          <table:table-cell table:style-name="Default" office:value-type="float" office:value="0.000472738" calcext:value-type="float">
            <text:p>0,00047273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1m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err44:</text:p>
          </table:table-cell>
          <table:table-cell table:style-name="Default" office:value-type="float" office:value="0.00042773" calcext:value-type="float">
            <text:p>0,0004277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5m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err45:</text:p>
          </table:table-cell>
          <table:table-cell table:style-name="Default" office:value-type="float" office:value="0.000386996" calcext:value-type="float">
            <text:p>0,00038699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9m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err46:</text:p>
          </table:table-cell>
          <table:table-cell table:style-name="Default" office:value-type="float" office:value="0.000350134" calcext:value-type="float">
            <text:p>0,00035013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4m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err47:</text:p>
          </table:table-cell>
          <table:table-cell table:style-name="Default" office:value-type="float" office:value="0.000316775" calcext:value-type="float">
            <text:p>0,00031677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8m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err48:</text:p>
          </table:table-cell>
          <table:table-cell table:style-name="Default" office:value-type="float" office:value="0.00028659" calcext:value-type="float">
            <text:p>0,0002865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3m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err49:</text:p>
          </table:table-cell>
          <table:table-cell table:style-name="Default" office:value-type="float" office:value="0.000259276" calcext:value-type="float">
            <text:p>0,00025927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7m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err50:</text:p>
          </table:table-cell>
          <table:table-cell table:style-name="Default" office:value-type="float" office:value="0.000234562" calcext:value-type="float">
            <text:p>0,00023456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1m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err51:</text:p>
          </table:table-cell>
          <table:table-cell table:style-name="Default" office:value-type="float" office:value="0.0002122" calcext:value-type="float">
            <text:p>0,000212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6m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err52:</text:p>
          </table:table-cell>
          <table:table-cell table:style-name="Default" office:value-type="float" office:value="0.000191968" calcext:value-type="float">
            <text:p>0,00019196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0m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err53:</text:p>
          </table:table-cell>
          <table:table-cell table:style-name="Default" office:value-type="float" office:value="0.000173663" calcext:value-type="float">
            <text:p>0,00017366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4m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err54:</text:p>
          </table:table-cell>
          <table:table-cell table:style-name="Default" office:value-type="float" office:value="0.000157101" calcext:value-type="float">
            <text:p>0,00015710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9m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err55:</text:p>
          </table:table-cell>
          <table:table-cell table:style-name="Default" office:value-type="float" office:value="0.000142118" calcext:value-type="float">
            <text:p>0,00014211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3m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err56:</text:p>
          </table:table-cell>
          <table:table-cell table:style-name="Default" office:value-type="float" office:value="0.000128562" calcext:value-type="float">
            <text:p>0,00012856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8m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err57:</text:p>
          </table:table-cell>
          <table:table-cell table:style-name="Default" office:value-type="float" office:value="0.000116299" calcext:value-type="float">
            <text:p>0,00011629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2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err58:</text:p>
          </table:table-cell>
          <table:table-cell table:style-name="Default" office:value-type="float" office:value="0.000105205" calcext:value-type="float">
            <text:p>0,0001052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7m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err59:</text:p>
          </table:table-cell>
          <table:table-cell office:value-type="float" office:value="0.000095168" calcext:value-type="float">
            <text:p>9,52E-0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1m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err60:</text:p>
          </table:table-cell>
          <table:table-cell office:value-type="float" office:value="0.0000860884" calcext:value-type="float">
            <text:p>8,61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6m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err61:</text:p>
          </table:table-cell>
          <table:table-cell office:value-type="float" office:value="0.0000778747" calcext:value-type="float">
            <text:p>7,79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0m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err62:</text:p>
          </table:table-cell>
          <table:table-cell office:value-type="float" office:value="0.0000704442" calcext:value-type="float">
            <text:p>7,04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5m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err63:</text:p>
          </table:table-cell>
          <table:table-cell office:value-type="float" office:value="0.0000637225" calcext:value-type="float">
            <text:p>6,37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9m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err64:</text:p>
          </table:table-cell>
          <table:table-cell office:value-type="float" office:value="0.000057642" calcext:value-type="float">
            <text:p>5,76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4m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err65:</text:p>
          </table:table-cell>
          <table:table-cell office:value-type="float" office:value="0.0000521415" calcext:value-type="float">
            <text:p>5,21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8m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err66:</text:p>
          </table:table-cell>
          <table:table-cell office:value-type="float" office:value="0.0000471657" calcext:value-type="float">
            <text:p>4,72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3m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err67:</text:p>
          </table:table-cell>
          <table:table-cell office:value-type="float" office:value="0.0000426647" calcext:value-type="float">
            <text:p>4,27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7m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err68:</text:p>
          </table:table-cell>
          <table:table-cell office:value-type="float" office:value="0.000038593" calcext:value-type="float">
            <text:p>3,86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2m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err69:</text:p>
          </table:table-cell>
          <table:table-cell office:value-type="float" office:value="0.0000349099" calcext:value-type="float">
            <text:p>3,49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6m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err70:</text:p>
          </table:table-cell>
          <table:table-cell office:value-type="float" office:value="0.0000315782" calcext:value-type="float">
            <text:p>3,16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1m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err71:</text:p>
          </table:table-cell>
          <table:table-cell office:value-type="float" office:value="0.0000285644" calcext:value-type="float">
            <text:p>2,86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5m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err72:</text:p>
          </table:table-cell>
          <table:table-cell office:value-type="float" office:value="0.0000258382" calcext:value-type="float">
            <text:p>2,58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9m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err73:</text:p>
          </table:table-cell>
          <table:table-cell office:value-type="float" office:value="0.0000233722" calcext:value-type="float">
            <text:p>2,34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4m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err74:</text:p>
          </table:table-cell>
          <table:table-cell office:value-type="float" office:value="0.0000211415" calcext:value-type="float">
            <text:p>2,11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8m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err75:</text:p>
          </table:table-cell>
          <table:table-cell office:value-type="float" office:value="0.0000191236" calcext:value-type="float">
            <text:p>1,91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3m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err76:</text:p>
          </table:table-cell>
          <table:table-cell office:value-type="float" office:value="0.0000172984" calcext:value-type="float">
            <text:p>1,73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7m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err77:</text:p>
          </table:table-cell>
          <table:table-cell office:value-type="float" office:value="0.0000156473" calcext:value-type="float">
            <text:p>1,56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4m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err78:</text:p>
          </table:table-cell>
          <table:table-cell office:value-type="float" office:value="0.0000141538" calcext:value-type="float">
            <text:p>1,42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8m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err79:</text:p>
          </table:table-cell>
          <table:table-cell office:value-type="float" office:value="0.0000128029" calcext:value-type="float">
            <text:p>1,28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3m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err80:</text:p>
          </table:table-cell>
          <table:table-cell office:value-type="float" office:value="0.0000115809" calcext:value-type="float">
            <text:p>1,16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7m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rr81:</text:p>
          </table:table-cell>
          <table:table-cell office:value-type="float" office:value="0.0000104755" calcext:value-type="float">
            <text:p>1,05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2m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err82:</text:p>
          </table:table-cell>
          <table:table-cell office:value-type="float" office:value="0.00000947561" calcext:value-type="float">
            <text:p>9,48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6m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err83:</text:p>
          </table:table-cell>
          <table:table-cell office:value-type="float" office:value="0.00000857116" calcext:value-type="float">
            <text:p>8,5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1m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err84:</text:p>
          </table:table-cell>
          <table:table-cell office:value-type="float" office:value="0.00000775304" calcext:value-type="float">
            <text:p>7,75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5m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err85:</text:p>
          </table:table-cell>
          <table:table-cell office:value-type="float" office:value="0.000007013" calcext:value-type="float">
            <text:p>7,01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0m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err86:</text:p>
          </table:table-cell>
          <table:table-cell office:value-type="float" office:value="0.0000063436" calcext:value-type="float">
            <text:p>6,3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4m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err87:</text:p>
          </table:table-cell>
          <table:table-cell office:value-type="float" office:value="0.00000573809" calcext:value-type="float">
            <text:p>5,74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9m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err88:</text:p>
          </table:table-cell>
          <table:table-cell office:value-type="float" office:value="0.00000519038" calcext:value-type="float">
            <text:p>5,19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3m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err89:</text:p>
          </table:table-cell>
          <table:table-cell office:value-type="float" office:value="0.00000469495" calcext:value-type="float">
            <text:p>4,69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8m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err90:</text:p>
          </table:table-cell>
          <table:table-cell office:value-type="float" office:value="0.0000042468" calcext:value-type="float">
            <text:p>4,25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2m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err91:</text:p>
          </table:table-cell>
          <table:table-cell office:value-type="float" office:value="0.00000384143" calcext:value-type="float">
            <text:p>3,84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7m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err92:</text:p>
          </table:table-cell>
          <table:table-cell office:value-type="float" office:value="0.00000347476" calcext:value-type="float">
            <text:p>3,4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1m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err93:</text:p>
          </table:table-cell>
          <table:table-cell office:value-type="float" office:value="0.00000314308" calcext:value-type="float">
            <text:p>3,1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5m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err94:</text:p>
          </table:table-cell>
          <table:table-cell office:value-type="float" office:value="0.00000284306" calcext:value-type="float">
            <text:p>2,84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9m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err95:</text:p>
          </table:table-cell>
          <table:table-cell office:value-type="float" office:value="0.00000257168" calcext:value-type="float">
            <text:p>2,5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4m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err96:</text:p>
          </table:table-cell>
          <table:table-cell office:value-type="float" office:value="0.00000232621" calcext:value-type="float">
            <text:p>2,33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8m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err97:</text:p>
          </table:table-cell>
          <table:table-cell office:value-type="float" office:value="0.00000210416" calcext:value-type="float">
            <text:p>2,10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2m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err98:</text:p>
          </table:table-cell>
          <table:table-cell office:value-type="float" office:value="0.00000190331" calcext:value-type="float">
            <text:p>1,90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7m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err99:</text:p>
          </table:table-cell>
          <table:table-cell office:value-type="float" office:value="0.00000172163" calcext:value-type="float">
            <text:p>1,72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1m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err100:</text:p>
          </table:table-cell>
          <table:table-cell office:value-type="float" office:value="0.0000015573" calcext:value-type="float">
            <text:p>1,56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6m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rr101:</text:p>
          </table:table-cell>
          <table:table-cell office:value-type="float" office:value="0.00000140865" calcext:value-type="float">
            <text:p>1,41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0m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err102:</text:p>
          </table:table-cell>
          <table:table-cell office:value-type="float" office:value="0.00000127418" calcext:value-type="float">
            <text:p>1,2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5m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err103:</text:p>
          </table:table-cell>
          <table:table-cell office:value-type="float" office:value="0.00000115256" calcext:value-type="float">
            <text:p>1,15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9m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err104:</text:p>
          </table:table-cell>
          <table:table-cell office:value-type="float" office:value="0.00000104254" calcext:value-type="float">
            <text:p>1,04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4m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err105:</text:p>
          </table:table-cell>
          <table:table-cell office:value-type="float" office:value="0.000000943026" calcext:value-type="float">
            <text:p>9,43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9m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err106:</text:p>
          </table:table-cell>
          <table:table-cell office:value-type="float" office:value="0.00000085301" calcext:value-type="float">
            <text:p>8,53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3m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err107:</text:p>
          </table:table-cell>
          <table:table-cell office:value-type="float" office:value="0.000000771587" calcext:value-type="float">
            <text:p>7,72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8m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err108:</text:p>
          </table:table-cell>
          <table:table-cell office:value-type="float" office:value="0.000000697935" calcext:value-type="float">
            <text:p>6,98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2m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err109:</text:p>
          </table:table-cell>
          <table:table-cell office:value-type="float" office:value="0.000000631314" calcext:value-type="float">
            <text:p>6,31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7m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err110:</text:p>
          </table:table-cell>
          <table:table-cell office:value-type="float" office:value="0.000000571052" calcext:value-type="float">
            <text:p>5,71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1ms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err111:</text:p>
          </table:table-cell>
          <table:table-cell office:value-type="float" office:value="0.000000516543" calcext:value-type="float">
            <text:p>5,17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5m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err112:</text:p>
          </table:table-cell>
          <table:table-cell office:value-type="float" office:value="0.000000467236" calcext:value-type="float">
            <text:p>4,67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0ms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err113:</text:p>
          </table:table-cell>
          <table:table-cell office:value-type="float" office:value="0.000000422636" calcext:value-type="float">
            <text:p>4,23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4ms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err114:</text:p>
          </table:table-cell>
          <table:table-cell office:value-type="float" office:value="0.000000382294" calcext:value-type="float">
            <text:p>3,82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9ms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err115:</text:p>
          </table:table-cell>
          <table:table-cell office:value-type="float" office:value="0.000000345802" calcext:value-type="float">
            <text:p>3,46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3ms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err116:</text:p>
          </table:table-cell>
          <table:table-cell office:value-type="float" office:value="0.000000312794" calcext:value-type="float">
            <text:p>3,13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8m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err117:</text:p>
          </table:table-cell>
          <table:table-cell office:value-type="float" office:value="0.000000282936" calcext:value-type="float">
            <text:p>2,83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82m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err118:</text:p>
          </table:table-cell>
          <table:table-cell office:value-type="float" office:value="0.000000255928" calcext:value-type="float">
            <text:p>2,56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7m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string" calcext:value-type="string">
            <text:p>err119:</text:p>
          </table:table-cell>
          <table:table-cell office:value-type="float" office:value="0.000000231499" calcext:value-type="float">
            <text:p>2,31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1m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err120:</text:p>
          </table:table-cell>
          <table:table-cell office:value-type="float" office:value="0.000000209401" calcext:value-type="float">
            <text:p>2,09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6m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err121:</text:p>
          </table:table-cell>
          <table:table-cell office:value-type="float" office:value="0.000000189413" calcext:value-type="float">
            <text:p>1,89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0m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err122:</text:p>
          </table:table-cell>
          <table:table-cell office:value-type="float" office:value="0.000000171332" calcext:value-type="float">
            <text:p>1,71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55m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err123:</text:p>
          </table:table-cell>
          <table:table-cell office:value-type="float" office:value="0.000000154978" calcext:value-type="float">
            <text:p>1,55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9m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err124:</text:p>
          </table:table-cell>
          <table:table-cell office:value-type="float" office:value="0.000000140184" calcext:value-type="float">
            <text:p>1,40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3m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err125:</text:p>
          </table:table-cell>
          <table:table-cell office:value-type="float" office:value="0.000000126803" calcext:value-type="float">
            <text:p>1,27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8m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err126:</text:p>
          </table:table-cell>
          <table:table-cell office:value-type="float" office:value="0.000000114699" calcext:value-type="float">
            <text:p>1,15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3m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err127:</text:p>
          </table:table-cell>
          <table:table-cell office:value-type="float" office:value="0.000000103751" calcext:value-type="float">
            <text:p>1,04E-0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7m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err128:</text:p>
          </table:table-cell>
          <table:table-cell office:value-type="float" office:value="0.0000000938471" calcext:value-type="float">
            <text:p>9,38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1m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err129:</text:p>
          </table:table-cell>
          <table:table-cell office:value-type="float" office:value="0.0000000848889" calcext:value-type="float">
            <text:p>8,49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5m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err130:</text:p>
          </table:table-cell>
          <table:table-cell office:value-type="float" office:value="0.0000000767859" calcext:value-type="float">
            <text:p>7,68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9m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string" calcext:value-type="string">
            <text:p>err131:</text:p>
          </table:table-cell>
          <table:table-cell office:value-type="float" office:value="0.0000000694563" calcext:value-type="float">
            <text:p>6,95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3m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err132:</text:p>
          </table:table-cell>
          <table:table-cell office:value-type="float" office:value="0.0000000628263" calcext:value-type="float">
            <text:p>6,28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7m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err133:</text:p>
          </table:table-cell>
          <table:table-cell office:value-type="float" office:value="0.0000000568293" calcext:value-type="float">
            <text:p>5,68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0m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string" calcext:value-type="string">
            <text:p>err134:</text:p>
          </table:table-cell>
          <table:table-cell office:value-type="float" office:value="0.0000000514046" calcext:value-type="float">
            <text:p>5,14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4m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string" calcext:value-type="string">
            <text:p>err135:</text:p>
          </table:table-cell>
          <table:table-cell office:value-type="float" office:value="0.0000000464978" calcext:value-type="float">
            <text:p>4,65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8m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err136:</text:p>
          </table:table-cell>
          <table:table-cell office:value-type="float" office:value="0.0000000420594" calcext:value-type="float">
            <text:p>4,21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2ms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err137:</text:p>
          </table:table-cell>
          <table:table-cell office:value-type="float" office:value="0.0000000380446" calcext:value-type="float">
            <text:p>3,80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6m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err138:</text:p>
          </table:table-cell>
          <table:table-cell office:value-type="float" office:value="0.000000034413" calcext:value-type="float">
            <text:p>3,44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9m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err139:</text:p>
          </table:table-cell>
          <table:table-cell office:value-type="float" office:value="0.0000000311282" calcext:value-type="float">
            <text:p>3,11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3m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string" calcext:value-type="string">
            <text:p>err140:</text:p>
          </table:table-cell>
          <table:table-cell office:value-type="float" office:value="0.0000000281568" calcext:value-type="float">
            <text:p>2,82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7m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err141:</text:p>
          </table:table-cell>
          <table:table-cell office:value-type="float" office:value="0.0000000254691" calcext:value-type="float">
            <text:p>2,55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20m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err142:</text:p>
          </table:table-cell>
          <table:table-cell office:value-type="float" office:value="0.000000023038" calcext:value-type="float">
            <text:p>2,30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34m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err143:</text:p>
          </table:table-cell>
          <table:table-cell office:value-type="float" office:value="0.0000000208389" calcext:value-type="float">
            <text:p>2,08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48m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string" calcext:value-type="string">
            <text:p>err144:</text:p>
          </table:table-cell>
          <table:table-cell office:value-type="float" office:value="0.0000000188497" calcext:value-type="float">
            <text:p>1,88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62m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err145:</text:p>
          </table:table-cell>
          <table:table-cell office:value-type="float" office:value="0.0000000170504" calcext:value-type="float">
            <text:p>1,71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76m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err146:</text:p>
          </table:table-cell>
          <table:table-cell office:value-type="float" office:value="0.0000000154229" calcext:value-type="float">
            <text:p>1,54E-08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89m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err147:</text:p>
          </table:table-cell>
          <table:table-cell office:value-type="float" office:value="0.0000000139507" calcext:value-type="float">
            <text:p>1,40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03m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err148:</text:p>
          </table:table-cell>
          <table:table-cell office:value-type="float" office:value="0.000000012619" calcext:value-type="float">
            <text:p>1,26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17m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err149:</text:p>
          </table:table-cell>
          <table:table-cell office:value-type="float" office:value="0.0000000114145" calcext:value-type="float">
            <text:p>1,14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30m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err150:</text:p>
          </table:table-cell>
          <table:table-cell office:value-type="float" office:value="0.0000000103249" calcext:value-type="float">
            <text:p>1,03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44m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err151:</text:p>
          </table:table-cell>
          <table:table-cell office:value-type="float" office:value="0.00000000933933" calcext:value-type="float">
            <text:p>9,34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58m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err152:</text:p>
          </table:table-cell>
          <table:table-cell office:value-type="float" office:value="0.00000000844785" calcext:value-type="float">
            <text:p>8,45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72m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err153:</text:p>
          </table:table-cell>
          <table:table-cell office:value-type="float" office:value="0.00000000764146" calcext:value-type="float">
            <text:p>7,64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86m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err154:</text:p>
          </table:table-cell>
          <table:table-cell office:value-type="float" office:value="0.00000000691205" calcext:value-type="float">
            <text:p>6,91E-0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99m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string" calcext:value-type="string">
            <text:p>err155:</text:p>
          </table:table-cell>
          <table:table-cell office:value-type="float" office:value="0.00000000625226" calcext:value-type="float">
            <text:p>6,25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13ms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string" calcext:value-type="string">
            <text:p>err156:</text:p>
          </table:table-cell>
          <table:table-cell office:value-type="float" office:value="0.00000000565545" calcext:value-type="float">
            <text:p>5,66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27m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err157:</text:p>
          </table:table-cell>
          <table:table-cell office:value-type="float" office:value="0.00000000511561" calcext:value-type="float">
            <text:p>5,12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41m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string" calcext:value-type="string">
            <text:p>err158:</text:p>
          </table:table-cell>
          <table:table-cell office:value-type="float" office:value="0.0000000046273" calcext:value-type="float">
            <text:p>4,63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55ms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err159:</text:p>
          </table:table-cell>
          <table:table-cell office:value-type="float" office:value="0.0000000041856" calcext:value-type="float">
            <text:p>4,19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69ms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err160:</text:p>
          </table:table-cell>
          <table:table-cell office:value-type="float" office:value="0.00000000378606" calcext:value-type="float">
            <text:p>3,79E-0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82m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err161:</text:p>
          </table:table-cell>
          <table:table-cell office:value-type="float" office:value="0.00000000342466" calcext:value-type="float">
            <text:p>3,42E-0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96ms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string" calcext:value-type="string">
            <text:p>err162:</text:p>
          </table:table-cell>
          <table:table-cell office:value-type="float" office:value="0.00000000309776" calcext:value-type="float">
            <text:p>3,1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10m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err163:</text:p>
          </table:table-cell>
          <table:table-cell office:value-type="float" office:value="0.00000000280207" calcext:value-type="float">
            <text:p>2,8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24m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string" calcext:value-type="string">
            <text:p>err164:</text:p>
          </table:table-cell>
          <table:table-cell office:value-type="float" office:value="0.0000000025346" calcext:value-type="float">
            <text:p>2,53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38m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string" calcext:value-type="string">
            <text:p>err165:</text:p>
          </table:table-cell>
          <table:table-cell office:value-type="float" office:value="0.00000000229266" calcext:value-type="float">
            <text:p>2,29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52m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err166:</text:p>
          </table:table-cell>
          <table:table-cell office:value-type="float" office:value="0.00000000207381" calcext:value-type="float">
            <text:p>2,07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65m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err167:</text:p>
          </table:table-cell>
          <table:table-cell office:value-type="float" office:value="0.00000000187586" calcext:value-type="float">
            <text:p>1,88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79m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err168:</text:p>
          </table:table-cell>
          <table:table-cell office:value-type="float" office:value="0.0000000016968" calcext:value-type="float">
            <text:p>1,7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93ms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err169:</text:p>
          </table:table-cell>
          <table:table-cell office:value-type="float" office:value="0.00000000153483" calcext:value-type="float">
            <text:p>1,53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07m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err170:</text:p>
          </table:table-cell>
          <table:table-cell office:value-type="float" office:value="0.00000000138832" calcext:value-type="float">
            <text:p>1,39E-0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20m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err171:</text:p>
          </table:table-cell>
          <table:table-cell office:value-type="float" office:value="0.0000000012558" calcext:value-type="float">
            <text:p>1,26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34ms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err172:</text:p>
          </table:table-cell>
          <table:table-cell office:value-type="float" office:value="0.00000000113593" calcext:value-type="float">
            <text:p>1,14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48m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err173:</text:p>
          </table:table-cell>
          <table:table-cell office:value-type="float" office:value="0.0000000010275" calcext:value-type="float">
            <text:p>1,03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62m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err174:</text:p>
          </table:table-cell>
          <table:table-cell office:value-type="float" office:value="0.000000000929417" calcext:value-type="float">
            <text:p>9,29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76ms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err175:</text:p>
          </table:table-cell>
          <table:table-cell office:value-type="float" office:value="0.0000000008407" calcext:value-type="float">
            <text:p>8,41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90m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err176:</text:p>
          </table:table-cell>
          <table:table-cell office:value-type="float" office:value="0.000000000760451" calcext:value-type="float">
            <text:p>7,60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04ms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err177:</text:p>
          </table:table-cell>
          <table:table-cell office:value-type="float" office:value="0.000000000687862" calcext:value-type="float">
            <text:p>6,88E-10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17m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err178:</text:p>
          </table:table-cell>
          <table:table-cell office:value-type="float" office:value="0.000000000622202" calcext:value-type="float">
            <text:p>6,22E-10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31ms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string" calcext:value-type="string">
            <text:p>err179:</text:p>
          </table:table-cell>
          <table:table-cell office:value-type="float" office:value="0.00000000056281" calcext:value-type="float">
            <text:p>5,63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45m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err180:</text:p>
          </table:table-cell>
          <table:table-cell office:value-type="float" office:value="0.000000000509087" calcext:value-type="float">
            <text:p>5,09E-10</text:p>
          </table:table-cell>
          <table:table-cell office:value-type="string" calcext:value-type="string">
            <text:p>cz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73m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err181:</text:p>
          </table:table-cell>
          <table:table-cell office:value-type="float" office:value="0.000000000460492" calcext:value-type="float">
            <text:p>4,60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89ms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err182:</text:p>
          </table:table-cell>
          <table:table-cell office:value-type="float" office:value="0.000000000416536" calcext:value-type="float">
            <text:p>4,17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03ms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err183:</text:p>
          </table:table-cell>
          <table:table-cell office:value-type="float" office:value="0.000000000376776" calcext:value-type="float">
            <text:p>3,77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17ms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err184:</text:p>
          </table:table-cell>
          <table:table-cell office:value-type="float" office:value="0.00000000034081" calcext:value-type="float">
            <text:p>3,41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31ms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err185:</text:p>
          </table:table-cell>
          <table:table-cell office:value-type="float" office:value="0.000000000308279" calcext:value-type="float">
            <text:p>3,08E-10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44m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err186:</text:p>
          </table:table-cell>
          <table:table-cell office:value-type="float" office:value="0.000000000278852" calcext:value-type="float">
            <text:p>2,79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58ms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err187:</text:p>
          </table:table-cell>
          <table:table-cell office:value-type="float" office:value="0.000000000252234" calcext:value-type="float">
            <text:p>2,52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72ms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err188:</text:p>
          </table:table-cell>
          <table:table-cell office:value-type="float" office:value="0.000000000228157" calcext:value-type="float">
            <text:p>2,28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86m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err189:</text:p>
          </table:table-cell>
          <table:table-cell office:value-type="float" office:value="0.000000000206378" calcext:value-type="float">
            <text:p>2,06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00ms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err190:</text:p>
          </table:table-cell>
          <table:table-cell office:value-type="float" office:value="0.000000000186679" calcext:value-type="float">
            <text:p>1,87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13m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err191:</text:p>
          </table:table-cell>
          <table:table-cell office:value-type="float" office:value="0.000000000168859" calcext:value-type="float">
            <text:p>1,69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27m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err192:</text:p>
          </table:table-cell>
          <table:table-cell office:value-type="float" office:value="0.00000000015274" calcext:value-type="float">
            <text:p>1,53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41ms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err193:</text:p>
          </table:table-cell>
          <table:table-cell office:value-type="float" office:value="0.000000000138161" calcext:value-type="float">
            <text:p>1,38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54m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string" calcext:value-type="string">
            <text:p>err194:</text:p>
          </table:table-cell>
          <table:table-cell office:value-type="float" office:value="0.000000000124972" calcext:value-type="float">
            <text:p>1,25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68ms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err195:</text:p>
          </table:table-cell>
          <table:table-cell office:value-type="float" office:value="0.000000000113044" calcext:value-type="float">
            <text:p>1,13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82ms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err196:</text:p>
          </table:table-cell>
          <table:table-cell office:value-type="float" office:value="0.000000000102252" calcext:value-type="float">
            <text:p>1,0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95m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string" calcext:value-type="string">
            <text:p>err197:</text:p>
          </table:table-cell>
          <table:table-cell office:value-type="float" office:value="0.0000000000924931" calcext:value-type="float">
            <text:p>9,25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09ms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err198:</text:p>
          </table:table-cell>
          <table:table-cell office:value-type="float" office:value="0.0000000000836629" calcext:value-type="float">
            <text:p>8,3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23ms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err199:</text:p>
          </table:table-cell>
          <table:table-cell office:value-type="float" office:value="0.0000000000756781" calcext:value-type="float">
            <text:p>7,5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37m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err200:</text:p>
          </table:table-cell>
          <table:table-cell office:value-type="float" office:value="0.0000000000684528" calcext:value-type="float">
            <text:p>6,85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51m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err201:</text:p>
          </table:table-cell>
          <table:table-cell office:value-type="float" office:value="0.0000000000619194" calcext:value-type="float">
            <text:p>6,19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64ms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err202:</text:p>
          </table:table-cell>
          <table:table-cell office:value-type="float" office:value="0.0000000000560094" calcext:value-type="float">
            <text:p>5,60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78ms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string" calcext:value-type="string">
            <text:p>err203:</text:p>
          </table:table-cell>
          <table:table-cell office:value-type="float" office:value="0.0000000000506626" calcext:value-type="float">
            <text:p>5,0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92ms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err204:</text:p>
          </table:table-cell>
          <table:table-cell office:value-type="float" office:value="0.0000000000458265" calcext:value-type="float">
            <text:p>4,5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05ms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err205:</text:p>
          </table:table-cell>
          <table:table-cell office:value-type="float" office:value="0.0000000000414522" calcext:value-type="float">
            <text:p>4,15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19ms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err206:</text:p>
          </table:table-cell>
          <table:table-cell office:value-type="float" office:value="0.0000000000374953" calcext:value-type="float">
            <text:p>3,75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33ms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err207:</text:p>
          </table:table-cell>
          <table:table-cell office:value-type="float" office:value="0.000000000033916" calcext:value-type="float">
            <text:p>3,39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46m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err208:</text:p>
          </table:table-cell>
          <table:table-cell office:value-type="float" office:value="0.0000000000306786" calcext:value-type="float">
            <text:p>3,0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60m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err209:</text:p>
          </table:table-cell>
          <table:table-cell office:value-type="float" office:value="0.0000000000277502" calcext:value-type="float">
            <text:p>2,7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74m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string" calcext:value-type="string">
            <text:p>err210:</text:p>
          </table:table-cell>
          <table:table-cell office:value-type="float" office:value="0.0000000000251017" calcext:value-type="float">
            <text:p>2,51E-11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91m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err211:</text:p>
          </table:table-cell>
          <table:table-cell office:value-type="float" office:value="0.0000000000227054" calcext:value-type="float">
            <text:p>2,2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05m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err212:</text:p>
          </table:table-cell>
          <table:table-cell office:value-type="float" office:value="0.0000000000205382" calcext:value-type="float">
            <text:p>2,0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17m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err213:</text:p>
          </table:table-cell>
          <table:table-cell office:value-type="float" office:value="0.0000000000185771" calcext:value-type="float">
            <text:p>1,8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30ms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err214:</text:p>
          </table:table-cell>
          <table:table-cell office:value-type="float" office:value="0.0000000000168043" calcext:value-type="float">
            <text:p>1,6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42ms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err215:</text:p>
          </table:table-cell>
          <table:table-cell office:value-type="float" office:value="0.0000000000152003" calcext:value-type="float">
            <text:p>1,5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55m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string" calcext:value-type="string">
            <text:p>err216:</text:p>
          </table:table-cell>
          <table:table-cell office:value-type="float" office:value="0.000000000013749" calcext:value-type="float">
            <text:p>1,3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68m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err217:</text:p>
          </table:table-cell>
          <table:table-cell office:value-type="float" office:value="0.0000000000124372" calcext:value-type="float">
            <text:p>1,24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80ms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err218:</text:p>
          </table:table-cell>
          <table:table-cell office:value-type="float" office:value="0.0000000000112497" calcext:value-type="float">
            <text:p>1,1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93ms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err219:</text:p>
          </table:table-cell>
          <table:table-cell office:value-type="float" office:value="0.0000000000101759" calcext:value-type="float">
            <text:p>1,0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05ms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err220:</text:p>
          </table:table-cell>
          <table:table-cell office:value-type="float" office:value="0.00000000000920419" calcext:value-type="float">
            <text:p>9,20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18m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err221:</text:p>
          </table:table-cell>
          <table:table-cell office:value-type="float" office:value="0.00000000000832667" calcext:value-type="float">
            <text:p>8,3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31ms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string" calcext:value-type="string">
            <text:p>err222:</text:p>
          </table:table-cell>
          <table:table-cell office:value-type="float" office:value="0.00000000000753086" calcext:value-type="float">
            <text:p>7,53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43m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err223:</text:p>
          </table:table-cell>
          <table:table-cell office:value-type="float" office:value="0.00000000000681233" calcext:value-type="float">
            <text:p>6,81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56m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rr224:</text:p>
          </table:table-cell>
          <table:table-cell office:value-type="float" office:value="0.00000000000616129" calcext:value-type="float">
            <text:p>6,16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68m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err225:</text:p>
          </table:table-cell>
          <table:table-cell office:value-type="float" office:value="0.00000000000557421" calcext:value-type="float">
            <text:p>5,57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80m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err226:</text:p>
          </table:table-cell>
          <table:table-cell office:value-type="float" office:value="0.0000000000050413" calcext:value-type="float">
            <text:p>5,04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93ms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string" calcext:value-type="string">
            <text:p>err227:</text:p>
          </table:table-cell>
          <table:table-cell office:value-type="float" office:value="0.0000000000045608" calcext:value-type="float">
            <text:p>4,56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05ms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string" calcext:value-type="string">
            <text:p>err228:</text:p>
          </table:table-cell>
          <table:table-cell office:value-type="float" office:value="0.00000000000412559" calcext:value-type="float">
            <text:p>4,13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18ms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err229:</text:p>
          </table:table-cell>
          <table:table-cell office:value-type="float" office:value="0.00000000000373124" calcext:value-type="float">
            <text:p>3,7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30ms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string" calcext:value-type="string">
            <text:p>err230:</text:p>
          </table:table-cell>
          <table:table-cell office:value-type="float" office:value="0.00000000000337508" calcext:value-type="float">
            <text:p>3,38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43ms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err231:</text:p>
          </table:table-cell>
          <table:table-cell office:value-type="float" office:value="0.00000000000305267" calcext:value-type="float">
            <text:p>3,05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55ms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err232:</text:p>
          </table:table-cell>
          <table:table-cell office:value-type="float" office:value="0.00000000000276223" calcext:value-type="float">
            <text:p>2,76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68ms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err233:</text:p>
          </table:table-cell>
          <table:table-cell office:value-type="float" office:value="0.00000000000249756" calcext:value-type="float">
            <text:p>2,50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81m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err234:</text:p>
          </table:table-cell>
          <table:table-cell office:value-type="float" office:value="0.00000000000225953" calcext:value-type="float">
            <text:p>2,26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93ms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err235:</text:p>
          </table:table-cell>
          <table:table-cell office:value-type="float" office:value="0.00000000000204459" calcext:value-type="float">
            <text:p>2,04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06ms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err236:</text:p>
          </table:table-cell>
          <table:table-cell office:value-type="float" office:value="0.0000000000018483" calcext:value-type="float">
            <text:p>1,85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18ms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string" calcext:value-type="string">
            <text:p>err237:</text:p>
          </table:table-cell>
          <table:table-cell office:value-type="float" office:value="0.00000000000167244" calcext:value-type="float">
            <text:p>1,67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31ms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err238:</text:p>
          </table:table-cell>
          <table:table-cell office:value-type="float" office:value="0.00000000000151257" calcext:value-type="float">
            <text:p>1,51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43ms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string" calcext:value-type="string">
            <text:p>err239:</text:p>
          </table:table-cell>
          <table:table-cell office:value-type="float" office:value="0.00000000000136868" calcext:value-type="float">
            <text:p>1,37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55m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err240:</text:p>
          </table:table-cell>
          <table:table-cell office:value-type="float" office:value="0.00000000000123723" calcext:value-type="float">
            <text:p>1,24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68ms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err241:</text:p>
          </table:table-cell>
          <table:table-cell office:value-type="float" office:value="0.00000000000111999" calcext:value-type="float">
            <text:p>1,12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80ms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err242:</text:p>
          </table:table-cell>
          <table:table-cell office:value-type="float" office:value="0.00000000000101252" calcext:value-type="float">
            <text:p>1,01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92m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err243:</text:p>
          </table:table-cell>
          <table:table-cell office:value-type="float" office:value="0.000000000000915712" calcext:value-type="float">
            <text:p>9,16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05ms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err244:</text:p>
          </table:table-cell>
          <table:table-cell office:value-type="float" office:value="0.00000000000082867" calcext:value-type="float">
            <text:p>8,2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18ms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err245:</text:p>
          </table:table-cell>
          <table:table-cell office:value-type="float" office:value="0.000000000000749623" calcext:value-type="float">
            <text:p>7,50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30ms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string" calcext:value-type="string">
            <text:p>err246:</text:p>
          </table:table-cell>
          <table:table-cell office:value-type="float" office:value="0.00000000000067768" calcext:value-type="float">
            <text:p>6,78E-13</text:p>
          </table:table-cell>
          <table:table-cell office:value-type="string" calcext:value-type="string">
            <text:p>cz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56m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err247:</text:p>
          </table:table-cell>
          <table:table-cell office:value-type="float" office:value="0.000000000000613731" calcext:value-type="float">
            <text:p>6,1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69ms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string" calcext:value-type="string">
            <text:p>err248:</text:p>
          </table:table-cell>
          <table:table-cell office:value-type="float" office:value="0.000000000000554223" calcext:value-type="float">
            <text:p>5,5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82m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err249:</text:p>
          </table:table-cell>
          <table:table-cell office:value-type="float" office:value="0.000000000000501821" calcext:value-type="float">
            <text:p>5,0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94m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r250:</text:p>
          </table:table-cell>
          <table:table-cell office:value-type="float" office:value="0.000000000000453859" calcext:value-type="float">
            <text:p>4,5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06m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err251:</text:p>
          </table:table-cell>
          <table:table-cell office:value-type="float" office:value="0.000000000000410338" calcext:value-type="float">
            <text:p>4,10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19ms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string" calcext:value-type="string">
            <text:p>err252:</text:p>
          </table:table-cell>
          <table:table-cell office:value-type="float" office:value="0.000000000000371259" calcext:value-type="float">
            <text:p>3,71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32ms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err253:</text:p>
          </table:table-cell>
          <table:table-cell office:value-type="float" office:value="0.000000000000335731" calcext:value-type="float">
            <text:p>3,36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44m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string" calcext:value-type="string">
            <text:p>err254:</text:p>
          </table:table-cell>
          <table:table-cell office:value-type="float" office:value="0.000000000000303757" calcext:value-type="float">
            <text:p>3,0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56ms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err255:</text:p>
          </table:table-cell>
          <table:table-cell office:value-type="float" office:value="0.000000000000275335" calcext:value-type="float">
            <text:p>2,7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69m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err256:</text:p>
          </table:table-cell>
          <table:table-cell office:value-type="float" office:value="0.00000000000024869" calcext:value-type="float">
            <text:p>2,4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81ms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err257:</text:p>
          </table:table-cell>
          <table:table-cell office:value-type="float" office:value="0.000000000000224709" calcext:value-type="float">
            <text:p>2,2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94ms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string" calcext:value-type="string">
            <text:p>err258:</text:p>
          </table:table-cell>
          <table:table-cell office:value-type="float" office:value="0.000000000000203393" calcext:value-type="float">
            <text:p>2,0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06ms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err259:</text:p>
          </table:table-cell>
          <table:table-cell office:value-type="float" office:value="0.000000000000183853" calcext:value-type="float">
            <text:p>1,8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19ms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err260:</text:p>
          </table:table-cell>
          <table:table-cell office:value-type="float" office:value="0.000000000000166089" calcext:value-type="float">
            <text:p>1,66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31ms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err261:</text:p>
          </table:table-cell>
          <table:table-cell office:value-type="float" office:value="0.00000000000015099" calcext:value-type="float">
            <text:p>1,5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43ms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err262:</text:p>
          </table:table-cell>
          <table:table-cell office:value-type="float" office:value="0.000000000000135891" calcext:value-type="float">
            <text:p>1,36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56ms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err263:</text:p>
          </table:table-cell>
          <table:table-cell office:value-type="float" office:value="0.000000000000123457" calcext:value-type="float">
            <text:p>1,2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68m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err264:</text:p>
          </table:table-cell>
          <table:table-cell office:value-type="float" office:value="0.000000000000111022" calcext:value-type="float">
            <text:p>1,1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81ms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err265:</text:p>
          </table:table-cell>
          <table:table-cell office:value-type="float" office:value="0.000000000000101252" calcext:value-type="float">
            <text:p>1,01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93m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string" calcext:value-type="string">
            <text:p>err266:</text:p>
          </table:table-cell>
          <table:table-cell office:value-type="float" office:value="0.0000000000000914824" calcext:value-type="float">
            <text:p>9,1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06ms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err267:</text:p>
          </table:table-cell>
          <table:table-cell office:value-type="float" office:value="0.0000000000000817124" calcext:value-type="float">
            <text:p>8,1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18ms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err268:</text:p>
          </table:table-cell>
          <table:table-cell office:value-type="float" office:value="0.000000000000074607" calcext:value-type="float">
            <text:p>7,46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31m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err269:</text:p>
          </table:table-cell>
          <table:table-cell office:value-type="float" office:value="0.0000000000000675016" calcext:value-type="float">
            <text:p>6,7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44m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string" calcext:value-type="string">
            <text:p>err270:</text:p>
          </table:table-cell>
          <table:table-cell office:value-type="float" office:value="0.0000000000000612843" calcext:value-type="float">
            <text:p>6,13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57m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err271:</text:p>
          </table:table-cell>
          <table:table-cell office:value-type="float" office:value="0.0000000000000550671" calcext:value-type="float">
            <text:p>5,51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70ms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string" calcext:value-type="string">
            <text:p>err272:</text:p>
          </table:table-cell>
          <table:table-cell office:value-type="float" office:value="0.000000000000049738" calcext:value-type="float">
            <text:p>4,97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84ms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string" calcext:value-type="string">
            <text:p>err273:</text:p>
          </table:table-cell>
          <table:table-cell office:value-type="float" office:value="0.0000000000000452971" calcext:value-type="float">
            <text:p>4,53E-14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02ms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err274:</text:p>
          </table:table-cell>
          <table:table-cell office:value-type="float" office:value="0.0000000000000408562" calcext:value-type="float">
            <text:p>4,09E-14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19ms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string" calcext:value-type="string">
            <text:p>err275:</text:p>
          </table:table-cell>
          <table:table-cell office:value-type="float" office:value="0.0000000000000373035" calcext:value-type="float">
            <text:p>3,73E-14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37ms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string" calcext:value-type="string">
            <text:p>err276:</text:p>
          </table:table-cell>
          <table:table-cell office:value-type="float" office:value="0.0000000000000328626" calcext:value-type="float">
            <text:p>3,29E-14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56m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err277:</text:p>
          </table:table-cell>
          <table:table-cell office:value-type="float" office:value="0.0000000000000310862" calcext:value-type="float">
            <text:p>3,11E-14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76ms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err278:</text:p>
          </table:table-cell>
          <table:table-cell office:value-type="float" office:value="0.0000000000000266454" calcext:value-type="float">
            <text:p>2,66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92ms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err279:</text:p>
          </table:table-cell>
          <table:table-cell office:value-type="float" office:value="0.000000000000024869" calcext:value-type="float">
            <text:p>2,49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04ms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err280:</text:p>
          </table:table-cell>
          <table:table-cell office:value-type="float" office:value="0.0000000000000222045" calcext:value-type="float">
            <text:p>2,2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17ms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err281:</text:p>
          </table:table-cell>
          <table:table-cell office:value-type="float" office:value="0.0000000000000204281" calcext:value-type="float">
            <text:p>2,04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30ms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err282:</text:p>
          </table:table-cell>
          <table:table-cell office:value-type="float" office:value="0.0000000000000186517" calcext:value-type="float">
            <text:p>1,87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42ms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err283:</text:p>
          </table:table-cell>
          <table:table-cell office:value-type="float" office:value="0.0000000000000159872" calcext:value-type="float">
            <text:p>1,60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55ms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err284:</text:p>
          </table:table-cell>
          <table:table-cell office:value-type="float" office:value="0.000000000000015099" calcext:value-type="float">
            <text:p>1,51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67ms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err285:</text:p>
          </table:table-cell>
          <table:table-cell office:value-type="float" office:value="0.0000000000000142109" calcext:value-type="float">
            <text:p>1,42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80ms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err286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92ms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err287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04ms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err288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17ms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err289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29m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err290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42m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err291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54ms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err292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67ms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err293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79ms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err294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92ms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err295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10ms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err296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27ms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err297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43ms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err298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60ms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err299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78ms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err300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97m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err301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15ms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err302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34ms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err303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56ms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err304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74ms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string" calcext:value-type="string">
            <text:p>err30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94ms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err306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12ms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err307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29ms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err308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46ms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err309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64m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string" calcext:value-type="string">
            <text:p>err310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83m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err311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02ms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err312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22ms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err313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41ms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string" calcext:value-type="string">
            <text:p>err314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59ms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err315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77ms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string" calcext:value-type="string">
            <text:p>err316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95m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string" calcext:value-type="string">
            <text:p>err317: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12ms</text:p>
          </table:table-cell>
          <table:table-cell office:value-type="float" office:value="317" calcext:value-type="float">
            <text:p>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7:07:29.535334045</dc:date>
    <meta:editing-duration>PT2M17S</meta:editing-duration>
    <meta:editing-cycles>1</meta:editing-cycles>
    <meta:document-statistic meta:table-count="1" meta:cell-count="25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line" chart:style-name="ch1">
        <chart:plot-area chart:style-name="ch2" table:cell-range-address="02w05n4n3n1N5.B7:02w05n4n3n1N5.C324" chart:data-source-has-labels="column" svg:x="1.331cm" svg:y="0.18cm" svg:width="14.359cm" svg:height="7.665cm">
          <chartooo:coordinate-region svg:x="2.243cm" svg:y="0.18cm" svg:width="13.447cm" svg:height="6.188cm"/>
          <chart:axis chart:dimension="x" chart:name="primary-x" chart:style-name="ch3" chartooo:axis-type="auto">
            <chartooo:date-scale/>
            <chart:title svg:x="8.003cm" svg:y="8.025cm" chart:style-name="ch4">
              <text:p>epoka</text:p>
            </chart:title>
            <chart:categories table:cell-range-address="02w05n4n3n1N5.B7:02w05n4n3n1N5.B324"/>
          </chart:axis>
          <chart:axis chart:dimension="y" chart:name="primary-y" chart:style-name="ch3">
            <chart:title svg:x="0.451cm" svg:y="4.784cm" chart:style-name="ch5">
              <text:p>błąd delta</text:p>
            </chart:title>
            <chart:grid chart:style-name="ch6" chart:class="major"/>
          </chart:axis>
          <chart:series chart:style-name="ch7" chart:values-cell-range-address="02w05n4n3n1N5.C7:02w05n4n3n1N5.C324" chart:class="chart:line">
            <chart:data-point chart:repeated="3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err0:</text:p>
                <draw:g>
                  <svg:desc>02w05n4n3n1N5.B7:02w05n4n3n1N5.B324</svg:desc>
                </draw:g>
              </table:table-cell>
              <table:table-cell office:value-type="float" office:value="0.100352">
                <text:p>0.100352</text:p>
                <draw:g>
                  <svg:desc>02w05n4n3n1N5.C7:02w05n4n3n1N5.C324</svg:desc>
                </draw:g>
              </table:table-cell>
            </table:table-row>
            <table:table-row>
              <table:table-cell office:value-type="string">
                <text:p>err1:</text:p>
              </table:table-cell>
              <table:table-cell office:value-type="float" office:value="0.0327969">
                <text:p>0.0327969</text:p>
              </table:table-cell>
            </table:table-row>
            <table:table-row>
              <table:table-cell office:value-type="string">
                <text:p>err2:</text:p>
              </table:table-cell>
              <table:table-cell office:value-type="float" office:value="0.0232449">
                <text:p>0.0232449</text:p>
              </table:table-cell>
            </table:table-row>
            <table:table-row>
              <table:table-cell office:value-type="string">
                <text:p>err3:</text:p>
              </table:table-cell>
              <table:table-cell office:value-type="float" office:value="0.0208319">
                <text:p>0.0208319</text:p>
              </table:table-cell>
            </table:table-row>
            <table:table-row>
              <table:table-cell office:value-type="string">
                <text:p>err4:</text:p>
              </table:table-cell>
              <table:table-cell office:value-type="float" office:value="0.0192872">
                <text:p>0.0192872</text:p>
              </table:table-cell>
            </table:table-row>
            <table:table-row>
              <table:table-cell office:value-type="string">
                <text:p>err5:</text:p>
              </table:table-cell>
              <table:table-cell office:value-type="float" office:value="0.0178759">
                <text:p>0.0178759</text:p>
              </table:table-cell>
            </table:table-row>
            <table:table-row>
              <table:table-cell office:value-type="string">
                <text:p>err6:</text:p>
              </table:table-cell>
              <table:table-cell office:value-type="float" office:value="0.0165247">
                <text:p>0.0165247</text:p>
              </table:table-cell>
            </table:table-row>
            <table:table-row>
              <table:table-cell office:value-type="string">
                <text:p>err7:</text:p>
              </table:table-cell>
              <table:table-cell office:value-type="float" office:value="0.0152342">
                <text:p>0.0152342</text:p>
              </table:table-cell>
            </table:table-row>
            <table:table-row>
              <table:table-cell office:value-type="string">
                <text:p>err8:</text:p>
              </table:table-cell>
              <table:table-cell office:value-type="float" office:value="0.0140106">
                <text:p>0.0140106</text:p>
              </table:table-cell>
            </table:table-row>
            <table:table-row>
              <table:table-cell office:value-type="string">
                <text:p>err9:</text:p>
              </table:table-cell>
              <table:table-cell office:value-type="float" office:value="0.0128583">
                <text:p>0.0128583</text:p>
              </table:table-cell>
            </table:table-row>
            <table:table-row>
              <table:table-cell office:value-type="string">
                <text:p>err10:</text:p>
              </table:table-cell>
              <table:table-cell office:value-type="float" office:value="0.0117793">
                <text:p>0.0117793</text:p>
              </table:table-cell>
            </table:table-row>
            <table:table-row>
              <table:table-cell office:value-type="string">
                <text:p>err11:</text:p>
              </table:table-cell>
              <table:table-cell office:value-type="float" office:value="0.0107738">
                <text:p>0.0107738</text:p>
              </table:table-cell>
            </table:table-row>
            <table:table-row>
              <table:table-cell office:value-type="string">
                <text:p>err12:</text:p>
              </table:table-cell>
              <table:table-cell office:value-type="float" office:value="0.00984076">
                <text:p>0.00984076</text:p>
              </table:table-cell>
            </table:table-row>
            <table:table-row>
              <table:table-cell office:value-type="string">
                <text:p>err13:</text:p>
              </table:table-cell>
              <table:table-cell office:value-type="float" office:value="0.00897787">
                <text:p>0.00897787</text:p>
              </table:table-cell>
            </table:table-row>
            <table:table-row>
              <table:table-cell office:value-type="string">
                <text:p>err14:</text:p>
              </table:table-cell>
              <table:table-cell office:value-type="float" office:value="0.00818223">
                <text:p>0.00818223</text:p>
              </table:table-cell>
            </table:table-row>
            <table:table-row>
              <table:table-cell office:value-type="string">
                <text:p>err15:</text:p>
              </table:table-cell>
              <table:table-cell office:value-type="float" office:value="0.00745045">
                <text:p>0.00745045</text:p>
              </table:table-cell>
            </table:table-row>
            <table:table-row>
              <table:table-cell office:value-type="string">
                <text:p>err16:</text:p>
              </table:table-cell>
              <table:table-cell office:value-type="float" office:value="0.00677885">
                <text:p>0.00677885</text:p>
              </table:table-cell>
            </table:table-row>
            <table:table-row>
              <table:table-cell office:value-type="string">
                <text:p>err17:</text:p>
              </table:table-cell>
              <table:table-cell office:value-type="float" office:value="0.0061636">
                <text:p>0.0061636</text:p>
              </table:table-cell>
            </table:table-row>
            <table:table-row>
              <table:table-cell office:value-type="string">
                <text:p>err18:</text:p>
              </table:table-cell>
              <table:table-cell office:value-type="float" office:value="0.00560088">
                <text:p>0.00560088</text:p>
              </table:table-cell>
            </table:table-row>
            <table:table-row>
              <table:table-cell office:value-type="string">
                <text:p>err19:</text:p>
              </table:table-cell>
              <table:table-cell office:value-type="float" office:value="0.0050869">
                <text:p>0.0050869</text:p>
              </table:table-cell>
            </table:table-row>
            <table:table-row>
              <table:table-cell office:value-type="string">
                <text:p>err20:</text:p>
              </table:table-cell>
              <table:table-cell office:value-type="float" office:value="0.00461799">
                <text:p>0.00461799</text:p>
              </table:table-cell>
            </table:table-row>
            <table:table-row>
              <table:table-cell office:value-type="string">
                <text:p>err21:</text:p>
              </table:table-cell>
              <table:table-cell office:value-type="float" office:value="0.00419063">
                <text:p>0.00419063</text:p>
              </table:table-cell>
            </table:table-row>
            <table:table-row>
              <table:table-cell office:value-type="string">
                <text:p>err22:</text:p>
              </table:table-cell>
              <table:table-cell office:value-type="float" office:value="0.00380148">
                <text:p>0.00380148</text:p>
              </table:table-cell>
            </table:table-row>
            <table:table-row>
              <table:table-cell office:value-type="string">
                <text:p>err23:</text:p>
              </table:table-cell>
              <table:table-cell office:value-type="float" office:value="0.0034474">
                <text:p>0.0034474</text:p>
              </table:table-cell>
            </table:table-row>
            <table:table-row>
              <table:table-cell office:value-type="string">
                <text:p>err24:</text:p>
              </table:table-cell>
              <table:table-cell office:value-type="float" office:value="0.00312545">
                <text:p>0.00312545</text:p>
              </table:table-cell>
            </table:table-row>
            <table:table-row>
              <table:table-cell office:value-type="string">
                <text:p>err25:</text:p>
              </table:table-cell>
              <table:table-cell office:value-type="float" office:value="0.00283287">
                <text:p>0.00283287</text:p>
              </table:table-cell>
            </table:table-row>
            <table:table-row>
              <table:table-cell office:value-type="string">
                <text:p>err26:</text:p>
              </table:table-cell>
              <table:table-cell office:value-type="float" office:value="0.00256714">
                <text:p>0.00256714</text:p>
              </table:table-cell>
            </table:table-row>
            <table:table-row>
              <table:table-cell office:value-type="string">
                <text:p>err27:</text:p>
              </table:table-cell>
              <table:table-cell office:value-type="float" office:value="0.00232588">
                <text:p>0.00232588</text:p>
              </table:table-cell>
            </table:table-row>
            <table:table-row>
              <table:table-cell office:value-type="string">
                <text:p>err28:</text:p>
              </table:table-cell>
              <table:table-cell office:value-type="float" office:value="0.00210695">
                <text:p>0.00210695</text:p>
              </table:table-cell>
            </table:table-row>
            <table:table-row>
              <table:table-cell office:value-type="string">
                <text:p>err29:</text:p>
              </table:table-cell>
              <table:table-cell office:value-type="float" office:value="0.00190833">
                <text:p>0.00190833</text:p>
              </table:table-cell>
            </table:table-row>
            <table:table-row>
              <table:table-cell office:value-type="string">
                <text:p>err30:</text:p>
              </table:table-cell>
              <table:table-cell office:value-type="float" office:value="0.00172821">
                <text:p>0.00172821</text:p>
              </table:table-cell>
            </table:table-row>
            <table:table-row>
              <table:table-cell office:value-type="string">
                <text:p>err31:</text:p>
              </table:table-cell>
              <table:table-cell office:value-type="float" office:value="0.0015649">
                <text:p>0.0015649</text:p>
              </table:table-cell>
            </table:table-row>
            <table:table-row>
              <table:table-cell office:value-type="string">
                <text:p>err32:</text:p>
              </table:table-cell>
              <table:table-cell office:value-type="float" office:value="0.00141687">
                <text:p>0.00141687</text:p>
              </table:table-cell>
            </table:table-row>
            <table:table-row>
              <table:table-cell office:value-type="string">
                <text:p>err33:</text:p>
              </table:table-cell>
              <table:table-cell office:value-type="float" office:value="0.00128272">
                <text:p>0.00128272</text:p>
              </table:table-cell>
            </table:table-row>
            <table:table-row>
              <table:table-cell office:value-type="string">
                <text:p>err34:</text:p>
              </table:table-cell>
              <table:table-cell office:value-type="float" office:value="0.00116117">
                <text:p>0.00116117</text:p>
              </table:table-cell>
            </table:table-row>
            <table:table-row>
              <table:table-cell office:value-type="string">
                <text:p>err35:</text:p>
              </table:table-cell>
              <table:table-cell office:value-type="float" office:value="0.00105106">
                <text:p>0.00105106</text:p>
              </table:table-cell>
            </table:table-row>
            <table:table-row>
              <table:table-cell office:value-type="string">
                <text:p>err36:</text:p>
              </table:table-cell>
              <table:table-cell office:value-type="float" office:value="0.000951324">
                <text:p>0.000951324</text:p>
              </table:table-cell>
            </table:table-row>
            <table:table-row>
              <table:table-cell office:value-type="string">
                <text:p>err37:</text:p>
              </table:table-cell>
              <table:table-cell office:value-type="float" office:value="0.000860999">
                <text:p>0.000860999</text:p>
              </table:table-cell>
            </table:table-row>
            <table:table-row>
              <table:table-cell office:value-type="string">
                <text:p>err38:</text:p>
              </table:table-cell>
              <table:table-cell office:value-type="float" office:value="0.000779207">
                <text:p>0.000779207</text:p>
              </table:table-cell>
            </table:table-row>
            <table:table-row>
              <table:table-cell office:value-type="string">
                <text:p>err39:</text:p>
              </table:table-cell>
              <table:table-cell office:value-type="float" office:value="0.000705151">
                <text:p>0.000705151</text:p>
              </table:table-cell>
            </table:table-row>
            <table:table-row>
              <table:table-cell office:value-type="string">
                <text:p>err40:</text:p>
              </table:table-cell>
              <table:table-cell office:value-type="float" office:value="0.000638103">
                <text:p>0.000638103</text:p>
              </table:table-cell>
            </table:table-row>
            <table:table-row>
              <table:table-cell office:value-type="string">
                <text:p>err41:</text:p>
              </table:table-cell>
              <table:table-cell office:value-type="float" office:value="0.000577408">
                <text:p>0.000577408</text:p>
              </table:table-cell>
            </table:table-row>
            <table:table-row>
              <table:table-cell office:value-type="string">
                <text:p>err42:</text:p>
              </table:table-cell>
              <table:table-cell office:value-type="float" office:value="0.000522467">
                <text:p>0.000522467</text:p>
              </table:table-cell>
            </table:table-row>
            <table:table-row>
              <table:table-cell office:value-type="string">
                <text:p>err43:</text:p>
              </table:table-cell>
              <table:table-cell office:value-type="float" office:value="0.000472738">
                <text:p>0.000472738</text:p>
              </table:table-cell>
            </table:table-row>
            <table:table-row>
              <table:table-cell office:value-type="string">
                <text:p>err44:</text:p>
              </table:table-cell>
              <table:table-cell office:value-type="float" office:value="0.00042773">
                <text:p>0.00042773</text:p>
              </table:table-cell>
            </table:table-row>
            <table:table-row>
              <table:table-cell office:value-type="string">
                <text:p>err45:</text:p>
              </table:table-cell>
              <table:table-cell office:value-type="float" office:value="0.000386996">
                <text:p>0.000386996</text:p>
              </table:table-cell>
            </table:table-row>
            <table:table-row>
              <table:table-cell office:value-type="string">
                <text:p>err46:</text:p>
              </table:table-cell>
              <table:table-cell office:value-type="float" office:value="0.000350134">
                <text:p>0.000350134</text:p>
              </table:table-cell>
            </table:table-row>
            <table:table-row>
              <table:table-cell office:value-type="string">
                <text:p>err47:</text:p>
              </table:table-cell>
              <table:table-cell office:value-type="float" office:value="0.000316775">
                <text:p>0.000316775</text:p>
              </table:table-cell>
            </table:table-row>
            <table:table-row>
              <table:table-cell office:value-type="string">
                <text:p>err48:</text:p>
              </table:table-cell>
              <table:table-cell office:value-type="float" office:value="0.00028659">
                <text:p>0.00028659</text:p>
              </table:table-cell>
            </table:table-row>
            <table:table-row>
              <table:table-cell office:value-type="string">
                <text:p>err49:</text:p>
              </table:table-cell>
              <table:table-cell office:value-type="float" office:value="0.000259276">
                <text:p>0.000259276</text:p>
              </table:table-cell>
            </table:table-row>
            <table:table-row>
              <table:table-cell office:value-type="string">
                <text:p>err50:</text:p>
              </table:table-cell>
              <table:table-cell office:value-type="float" office:value="0.000234562">
                <text:p>0.000234562</text:p>
              </table:table-cell>
            </table:table-row>
            <table:table-row>
              <table:table-cell office:value-type="string">
                <text:p>err51:</text:p>
              </table:table-cell>
              <table:table-cell office:value-type="float" office:value="0.0002122">
                <text:p>0.0002122</text:p>
              </table:table-cell>
            </table:table-row>
            <table:table-row>
              <table:table-cell office:value-type="string">
                <text:p>err52:</text:p>
              </table:table-cell>
              <table:table-cell office:value-type="float" office:value="0.000191968">
                <text:p>0.000191968</text:p>
              </table:table-cell>
            </table:table-row>
            <table:table-row>
              <table:table-cell office:value-type="string">
                <text:p>err53:</text:p>
              </table:table-cell>
              <table:table-cell office:value-type="float" office:value="0.000173663">
                <text:p>0.000173663</text:p>
              </table:table-cell>
            </table:table-row>
            <table:table-row>
              <table:table-cell office:value-type="string">
                <text:p>err54:</text:p>
              </table:table-cell>
              <table:table-cell office:value-type="float" office:value="0.000157101">
                <text:p>0.000157101</text:p>
              </table:table-cell>
            </table:table-row>
            <table:table-row>
              <table:table-cell office:value-type="string">
                <text:p>err55:</text:p>
              </table:table-cell>
              <table:table-cell office:value-type="float" office:value="0.000142118">
                <text:p>0.000142118</text:p>
              </table:table-cell>
            </table:table-row>
            <table:table-row>
              <table:table-cell office:value-type="string">
                <text:p>err56:</text:p>
              </table:table-cell>
              <table:table-cell office:value-type="float" office:value="0.000128562">
                <text:p>0.000128562</text:p>
              </table:table-cell>
            </table:table-row>
            <table:table-row>
              <table:table-cell office:value-type="string">
                <text:p>err57:</text:p>
              </table:table-cell>
              <table:table-cell office:value-type="float" office:value="0.000116299">
                <text:p>0.000116299</text:p>
              </table:table-cell>
            </table:table-row>
            <table:table-row>
              <table:table-cell office:value-type="string">
                <text:p>err58:</text:p>
              </table:table-cell>
              <table:table-cell office:value-type="float" office:value="0.000105205">
                <text:p>0.000105205</text:p>
              </table:table-cell>
            </table:table-row>
            <table:table-row>
              <table:table-cell office:value-type="string">
                <text:p>err59:</text:p>
              </table:table-cell>
              <table:table-cell office:value-type="float" office:value="0.000095168">
                <text:p>0.000095168</text:p>
              </table:table-cell>
            </table:table-row>
            <table:table-row>
              <table:table-cell office:value-type="string">
                <text:p>err60:</text:p>
              </table:table-cell>
              <table:table-cell office:value-type="float" office:value="0.0000860884">
                <text:p>0.0000860884</text:p>
              </table:table-cell>
            </table:table-row>
            <table:table-row>
              <table:table-cell office:value-type="string">
                <text:p>err61:</text:p>
              </table:table-cell>
              <table:table-cell office:value-type="float" office:value="0.0000778747">
                <text:p>0.0000778747</text:p>
              </table:table-cell>
            </table:table-row>
            <table:table-row>
              <table:table-cell office:value-type="string">
                <text:p>err62:</text:p>
              </table:table-cell>
              <table:table-cell office:value-type="float" office:value="0.0000704442">
                <text:p>0.0000704442</text:p>
              </table:table-cell>
            </table:table-row>
            <table:table-row>
              <table:table-cell office:value-type="string">
                <text:p>err63:</text:p>
              </table:table-cell>
              <table:table-cell office:value-type="float" office:value="0.0000637225">
                <text:p>0.0000637225</text:p>
              </table:table-cell>
            </table:table-row>
            <table:table-row>
              <table:table-cell office:value-type="string">
                <text:p>err64:</text:p>
              </table:table-cell>
              <table:table-cell office:value-type="float" office:value="0.000057642">
                <text:p>0.000057642</text:p>
              </table:table-cell>
            </table:table-row>
            <table:table-row>
              <table:table-cell office:value-type="string">
                <text:p>err65:</text:p>
              </table:table-cell>
              <table:table-cell office:value-type="float" office:value="0.0000521415">
                <text:p>0.0000521415</text:p>
              </table:table-cell>
            </table:table-row>
            <table:table-row>
              <table:table-cell office:value-type="string">
                <text:p>err66:</text:p>
              </table:table-cell>
              <table:table-cell office:value-type="float" office:value="0.0000471657">
                <text:p>0.0000471657</text:p>
              </table:table-cell>
            </table:table-row>
            <table:table-row>
              <table:table-cell office:value-type="string">
                <text:p>err67:</text:p>
              </table:table-cell>
              <table:table-cell office:value-type="float" office:value="0.0000426647">
                <text:p>0.0000426647</text:p>
              </table:table-cell>
            </table:table-row>
            <table:table-row>
              <table:table-cell office:value-type="string">
                <text:p>err68:</text:p>
              </table:table-cell>
              <table:table-cell office:value-type="float" office:value="0.000038593">
                <text:p>0.000038593</text:p>
              </table:table-cell>
            </table:table-row>
            <table:table-row>
              <table:table-cell office:value-type="string">
                <text:p>err69:</text:p>
              </table:table-cell>
              <table:table-cell office:value-type="float" office:value="0.0000349099">
                <text:p>0.0000349099</text:p>
              </table:table-cell>
            </table:table-row>
            <table:table-row>
              <table:table-cell office:value-type="string">
                <text:p>err70:</text:p>
              </table:table-cell>
              <table:table-cell office:value-type="float" office:value="0.0000315782">
                <text:p>0.0000315782</text:p>
              </table:table-cell>
            </table:table-row>
            <table:table-row>
              <table:table-cell office:value-type="string">
                <text:p>err71:</text:p>
              </table:table-cell>
              <table:table-cell office:value-type="float" office:value="0.0000285644">
                <text:p>0.0000285644</text:p>
              </table:table-cell>
            </table:table-row>
            <table:table-row>
              <table:table-cell office:value-type="string">
                <text:p>err72:</text:p>
              </table:table-cell>
              <table:table-cell office:value-type="float" office:value="0.0000258382">
                <text:p>0.0000258382</text:p>
              </table:table-cell>
            </table:table-row>
            <table:table-row>
              <table:table-cell office:value-type="string">
                <text:p>err73:</text:p>
              </table:table-cell>
              <table:table-cell office:value-type="float" office:value="0.0000233722">
                <text:p>0.0000233722</text:p>
              </table:table-cell>
            </table:table-row>
            <table:table-row>
              <table:table-cell office:value-type="string">
                <text:p>err74:</text:p>
              </table:table-cell>
              <table:table-cell office:value-type="float" office:value="0.0000211415">
                <text:p>0.0000211415</text:p>
              </table:table-cell>
            </table:table-row>
            <table:table-row>
              <table:table-cell office:value-type="string">
                <text:p>err75:</text:p>
              </table:table-cell>
              <table:table-cell office:value-type="float" office:value="0.0000191236">
                <text:p>0.0000191236</text:p>
              </table:table-cell>
            </table:table-row>
            <table:table-row>
              <table:table-cell office:value-type="string">
                <text:p>err76:</text:p>
              </table:table-cell>
              <table:table-cell office:value-type="float" office:value="0.0000172984">
                <text:p>0.0000172984</text:p>
              </table:table-cell>
            </table:table-row>
            <table:table-row>
              <table:table-cell office:value-type="string">
                <text:p>err77:</text:p>
              </table:table-cell>
              <table:table-cell office:value-type="float" office:value="0.0000156473">
                <text:p>0.0000156473</text:p>
              </table:table-cell>
            </table:table-row>
            <table:table-row>
              <table:table-cell office:value-type="string">
                <text:p>err78:</text:p>
              </table:table-cell>
              <table:table-cell office:value-type="float" office:value="0.0000141538">
                <text:p>0.0000141538</text:p>
              </table:table-cell>
            </table:table-row>
            <table:table-row>
              <table:table-cell office:value-type="string">
                <text:p>err79:</text:p>
              </table:table-cell>
              <table:table-cell office:value-type="float" office:value="0.0000128029">
                <text:p>0.0000128029</text:p>
              </table:table-cell>
            </table:table-row>
            <table:table-row>
              <table:table-cell office:value-type="string">
                <text:p>err80:</text:p>
              </table:table-cell>
              <table:table-cell office:value-type="float" office:value="0.0000115809">
                <text:p>0.0000115809</text:p>
              </table:table-cell>
            </table:table-row>
            <table:table-row>
              <table:table-cell office:value-type="string">
                <text:p>err81:</text:p>
              </table:table-cell>
              <table:table-cell office:value-type="float" office:value="0.0000104755">
                <text:p>0.0000104755</text:p>
              </table:table-cell>
            </table:table-row>
            <table:table-row>
              <table:table-cell office:value-type="string">
                <text:p>err82:</text:p>
              </table:table-cell>
              <table:table-cell office:value-type="float" office:value="0.00000947561">
                <text:p>0.00000947561</text:p>
              </table:table-cell>
            </table:table-row>
            <table:table-row>
              <table:table-cell office:value-type="string">
                <text:p>err83:</text:p>
              </table:table-cell>
              <table:table-cell office:value-type="float" office:value="0.00000857116">
                <text:p>0.00000857116</text:p>
              </table:table-cell>
            </table:table-row>
            <table:table-row>
              <table:table-cell office:value-type="string">
                <text:p>err84:</text:p>
              </table:table-cell>
              <table:table-cell office:value-type="float" office:value="0.00000775304">
                <text:p>0.00000775304</text:p>
              </table:table-cell>
            </table:table-row>
            <table:table-row>
              <table:table-cell office:value-type="string">
                <text:p>err85:</text:p>
              </table:table-cell>
              <table:table-cell office:value-type="float" office:value="0.000007013">
                <text:p>0.000007013</text:p>
              </table:table-cell>
            </table:table-row>
            <table:table-row>
              <table:table-cell office:value-type="string">
                <text:p>err86:</text:p>
              </table:table-cell>
              <table:table-cell office:value-type="float" office:value="0.0000063436">
                <text:p>0.0000063436</text:p>
              </table:table-cell>
            </table:table-row>
            <table:table-row>
              <table:table-cell office:value-type="string">
                <text:p>err87:</text:p>
              </table:table-cell>
              <table:table-cell office:value-type="float" office:value="0.00000573809">
                <text:p>0.00000573809</text:p>
              </table:table-cell>
            </table:table-row>
            <table:table-row>
              <table:table-cell office:value-type="string">
                <text:p>err88:</text:p>
              </table:table-cell>
              <table:table-cell office:value-type="float" office:value="0.00000519038">
                <text:p>0.00000519038</text:p>
              </table:table-cell>
            </table:table-row>
            <table:table-row>
              <table:table-cell office:value-type="string">
                <text:p>err89:</text:p>
              </table:table-cell>
              <table:table-cell office:value-type="float" office:value="0.00000469495">
                <text:p>0.00000469495</text:p>
              </table:table-cell>
            </table:table-row>
            <table:table-row>
              <table:table-cell office:value-type="string">
                <text:p>err90:</text:p>
              </table:table-cell>
              <table:table-cell office:value-type="float" office:value="0.0000042468">
                <text:p>0.0000042468</text:p>
              </table:table-cell>
            </table:table-row>
            <table:table-row>
              <table:table-cell office:value-type="string">
                <text:p>err91:</text:p>
              </table:table-cell>
              <table:table-cell office:value-type="float" office:value="0.00000384143">
                <text:p>0.00000384143</text:p>
              </table:table-cell>
            </table:table-row>
            <table:table-row>
              <table:table-cell office:value-type="string">
                <text:p>err92:</text:p>
              </table:table-cell>
              <table:table-cell office:value-type="float" office:value="0.00000347476">
                <text:p>0.00000347476</text:p>
              </table:table-cell>
            </table:table-row>
            <table:table-row>
              <table:table-cell office:value-type="string">
                <text:p>err93:</text:p>
              </table:table-cell>
              <table:table-cell office:value-type="float" office:value="0.00000314308">
                <text:p>0.00000314308</text:p>
              </table:table-cell>
            </table:table-row>
            <table:table-row>
              <table:table-cell office:value-type="string">
                <text:p>err94:</text:p>
              </table:table-cell>
              <table:table-cell office:value-type="float" office:value="0.00000284306">
                <text:p>0.00000284306</text:p>
              </table:table-cell>
            </table:table-row>
            <table:table-row>
              <table:table-cell office:value-type="string">
                <text:p>err95:</text:p>
              </table:table-cell>
              <table:table-cell office:value-type="float" office:value="0.00000257168">
                <text:p>0.00000257168</text:p>
              </table:table-cell>
            </table:table-row>
            <table:table-row>
              <table:table-cell office:value-type="string">
                <text:p>err96:</text:p>
              </table:table-cell>
              <table:table-cell office:value-type="float" office:value="0.00000232621">
                <text:p>0.00000232621</text:p>
              </table:table-cell>
            </table:table-row>
            <table:table-row>
              <table:table-cell office:value-type="string">
                <text:p>err97:</text:p>
              </table:table-cell>
              <table:table-cell office:value-type="float" office:value="0.00000210416">
                <text:p>0.00000210416</text:p>
              </table:table-cell>
            </table:table-row>
            <table:table-row>
              <table:table-cell office:value-type="string">
                <text:p>err98:</text:p>
              </table:table-cell>
              <table:table-cell office:value-type="float" office:value="0.00000190331">
                <text:p>0.00000190331</text:p>
              </table:table-cell>
            </table:table-row>
            <table:table-row>
              <table:table-cell office:value-type="string">
                <text:p>err99:</text:p>
              </table:table-cell>
              <table:table-cell office:value-type="float" office:value="0.00000172163">
                <text:p>0.00000172163</text:p>
              </table:table-cell>
            </table:table-row>
            <table:table-row>
              <table:table-cell office:value-type="string">
                <text:p>err100:</text:p>
              </table:table-cell>
              <table:table-cell office:value-type="float" office:value="0.0000015573">
                <text:p>0.0000015573</text:p>
              </table:table-cell>
            </table:table-row>
            <table:table-row>
              <table:table-cell office:value-type="string">
                <text:p>err101:</text:p>
              </table:table-cell>
              <table:table-cell office:value-type="float" office:value="0.00000140865">
                <text:p>0.00000140865</text:p>
              </table:table-cell>
            </table:table-row>
            <table:table-row>
              <table:table-cell office:value-type="string">
                <text:p>err102:</text:p>
              </table:table-cell>
              <table:table-cell office:value-type="float" office:value="0.00000127418">
                <text:p>0.00000127418</text:p>
              </table:table-cell>
            </table:table-row>
            <table:table-row>
              <table:table-cell office:value-type="string">
                <text:p>err103:</text:p>
              </table:table-cell>
              <table:table-cell office:value-type="float" office:value="0.00000115256">
                <text:p>0.00000115256</text:p>
              </table:table-cell>
            </table:table-row>
            <table:table-row>
              <table:table-cell office:value-type="string">
                <text:p>err104:</text:p>
              </table:table-cell>
              <table:table-cell office:value-type="float" office:value="0.00000104254">
                <text:p>0.00000104254</text:p>
              </table:table-cell>
            </table:table-row>
            <table:table-row>
              <table:table-cell office:value-type="string">
                <text:p>err105:</text:p>
              </table:table-cell>
              <table:table-cell office:value-type="float" office:value="0.000000943026">
                <text:p>0.000000943026</text:p>
              </table:table-cell>
            </table:table-row>
            <table:table-row>
              <table:table-cell office:value-type="string">
                <text:p>err106:</text:p>
              </table:table-cell>
              <table:table-cell office:value-type="float" office:value="0.00000085301">
                <text:p>0.00000085301</text:p>
              </table:table-cell>
            </table:table-row>
            <table:table-row>
              <table:table-cell office:value-type="string">
                <text:p>err107:</text:p>
              </table:table-cell>
              <table:table-cell office:value-type="float" office:value="0.000000771587">
                <text:p>0.000000771587</text:p>
              </table:table-cell>
            </table:table-row>
            <table:table-row>
              <table:table-cell office:value-type="string">
                <text:p>err108:</text:p>
              </table:table-cell>
              <table:table-cell office:value-type="float" office:value="0.000000697935">
                <text:p>0.000000697935</text:p>
              </table:table-cell>
            </table:table-row>
            <table:table-row>
              <table:table-cell office:value-type="string">
                <text:p>err109:</text:p>
              </table:table-cell>
              <table:table-cell office:value-type="float" office:value="0.000000631314">
                <text:p>0.000000631314</text:p>
              </table:table-cell>
            </table:table-row>
            <table:table-row>
              <table:table-cell office:value-type="string">
                <text:p>err110:</text:p>
              </table:table-cell>
              <table:table-cell office:value-type="float" office:value="0.000000571052">
                <text:p>0.000000571052</text:p>
              </table:table-cell>
            </table:table-row>
            <table:table-row>
              <table:table-cell office:value-type="string">
                <text:p>err111:</text:p>
              </table:table-cell>
              <table:table-cell office:value-type="float" office:value="0.000000516543">
                <text:p>0.000000516543</text:p>
              </table:table-cell>
            </table:table-row>
            <table:table-row>
              <table:table-cell office:value-type="string">
                <text:p>err112:</text:p>
              </table:table-cell>
              <table:table-cell office:value-type="float" office:value="0.000000467236">
                <text:p>0.000000467236</text:p>
              </table:table-cell>
            </table:table-row>
            <table:table-row>
              <table:table-cell office:value-type="string">
                <text:p>err113:</text:p>
              </table:table-cell>
              <table:table-cell office:value-type="float" office:value="0.000000422636">
                <text:p>0.000000422636</text:p>
              </table:table-cell>
            </table:table-row>
            <table:table-row>
              <table:table-cell office:value-type="string">
                <text:p>err114:</text:p>
              </table:table-cell>
              <table:table-cell office:value-type="float" office:value="0.000000382294">
                <text:p>0.000000382294</text:p>
              </table:table-cell>
            </table:table-row>
            <table:table-row>
              <table:table-cell office:value-type="string">
                <text:p>err115:</text:p>
              </table:table-cell>
              <table:table-cell office:value-type="float" office:value="0.000000345802">
                <text:p>0.000000345802</text:p>
              </table:table-cell>
            </table:table-row>
            <table:table-row>
              <table:table-cell office:value-type="string">
                <text:p>err116:</text:p>
              </table:table-cell>
              <table:table-cell office:value-type="float" office:value="0.000000312794">
                <text:p>0.000000312794</text:p>
              </table:table-cell>
            </table:table-row>
            <table:table-row>
              <table:table-cell office:value-type="string">
                <text:p>err117:</text:p>
              </table:table-cell>
              <table:table-cell office:value-type="float" office:value="0.000000282936">
                <text:p>0.000000282936</text:p>
              </table:table-cell>
            </table:table-row>
            <table:table-row>
              <table:table-cell office:value-type="string">
                <text:p>err118:</text:p>
              </table:table-cell>
              <table:table-cell office:value-type="float" office:value="0.000000255928">
                <text:p>0.000000255928</text:p>
              </table:table-cell>
            </table:table-row>
            <table:table-row>
              <table:table-cell office:value-type="string">
                <text:p>err119:</text:p>
              </table:table-cell>
              <table:table-cell office:value-type="float" office:value="0.000000231499">
                <text:p>0.000000231499</text:p>
              </table:table-cell>
            </table:table-row>
            <table:table-row>
              <table:table-cell office:value-type="string">
                <text:p>err120:</text:p>
              </table:table-cell>
              <table:table-cell office:value-type="float" office:value="0.000000209401">
                <text:p>0.000000209401</text:p>
              </table:table-cell>
            </table:table-row>
            <table:table-row>
              <table:table-cell office:value-type="string">
                <text:p>err121:</text:p>
              </table:table-cell>
              <table:table-cell office:value-type="float" office:value="0.000000189413">
                <text:p>0.000000189413</text:p>
              </table:table-cell>
            </table:table-row>
            <table:table-row>
              <table:table-cell office:value-type="string">
                <text:p>err122:</text:p>
              </table:table-cell>
              <table:table-cell office:value-type="float" office:value="0.000000171332">
                <text:p>0.000000171332</text:p>
              </table:table-cell>
            </table:table-row>
            <table:table-row>
              <table:table-cell office:value-type="string">
                <text:p>err123:</text:p>
              </table:table-cell>
              <table:table-cell office:value-type="float" office:value="0.000000154978">
                <text:p>0.000000154978</text:p>
              </table:table-cell>
            </table:table-row>
            <table:table-row>
              <table:table-cell office:value-type="string">
                <text:p>err124:</text:p>
              </table:table-cell>
              <table:table-cell office:value-type="float" office:value="0.000000140184">
                <text:p>0.000000140184</text:p>
              </table:table-cell>
            </table:table-row>
            <table:table-row>
              <table:table-cell office:value-type="string">
                <text:p>err125:</text:p>
              </table:table-cell>
              <table:table-cell office:value-type="float" office:value="0.000000126803">
                <text:p>0.000000126803</text:p>
              </table:table-cell>
            </table:table-row>
            <table:table-row>
              <table:table-cell office:value-type="string">
                <text:p>err126:</text:p>
              </table:table-cell>
              <table:table-cell office:value-type="float" office:value="0.000000114699">
                <text:p>0.000000114699</text:p>
              </table:table-cell>
            </table:table-row>
            <table:table-row>
              <table:table-cell office:value-type="string">
                <text:p>err127:</text:p>
              </table:table-cell>
              <table:table-cell office:value-type="float" office:value="0.000000103751">
                <text:p>0.000000103751</text:p>
              </table:table-cell>
            </table:table-row>
            <table:table-row>
              <table:table-cell office:value-type="string">
                <text:p>err128:</text:p>
              </table:table-cell>
              <table:table-cell office:value-type="float" office:value="0.0000000938471">
                <text:p>0.0000000938471</text:p>
              </table:table-cell>
            </table:table-row>
            <table:table-row>
              <table:table-cell office:value-type="string">
                <text:p>err129:</text:p>
              </table:table-cell>
              <table:table-cell office:value-type="float" office:value="0.0000000848889">
                <text:p>0.0000000848889</text:p>
              </table:table-cell>
            </table:table-row>
            <table:table-row>
              <table:table-cell office:value-type="string">
                <text:p>err130:</text:p>
              </table:table-cell>
              <table:table-cell office:value-type="float" office:value="0.0000000767859">
                <text:p>0.0000000767859</text:p>
              </table:table-cell>
            </table:table-row>
            <table:table-row>
              <table:table-cell office:value-type="string">
                <text:p>err131:</text:p>
              </table:table-cell>
              <table:table-cell office:value-type="float" office:value="0.0000000694563">
                <text:p>0.0000000694563</text:p>
              </table:table-cell>
            </table:table-row>
            <table:table-row>
              <table:table-cell office:value-type="string">
                <text:p>err132:</text:p>
              </table:table-cell>
              <table:table-cell office:value-type="float" office:value="0.0000000628263">
                <text:p>0.0000000628263</text:p>
              </table:table-cell>
            </table:table-row>
            <table:table-row>
              <table:table-cell office:value-type="string">
                <text:p>err133:</text:p>
              </table:table-cell>
              <table:table-cell office:value-type="float" office:value="0.0000000568293">
                <text:p>0.0000000568293</text:p>
              </table:table-cell>
            </table:table-row>
            <table:table-row>
              <table:table-cell office:value-type="string">
                <text:p>err134:</text:p>
              </table:table-cell>
              <table:table-cell office:value-type="float" office:value="0.0000000514046">
                <text:p>0.0000000514046</text:p>
              </table:table-cell>
            </table:table-row>
            <table:table-row>
              <table:table-cell office:value-type="string">
                <text:p>err135:</text:p>
              </table:table-cell>
              <table:table-cell office:value-type="float" office:value="0.0000000464978">
                <text:p>0.0000000464978</text:p>
              </table:table-cell>
            </table:table-row>
            <table:table-row>
              <table:table-cell office:value-type="string">
                <text:p>err136:</text:p>
              </table:table-cell>
              <table:table-cell office:value-type="float" office:value="0.0000000420594">
                <text:p>0.0000000420594</text:p>
              </table:table-cell>
            </table:table-row>
            <table:table-row>
              <table:table-cell office:value-type="string">
                <text:p>err137:</text:p>
              </table:table-cell>
              <table:table-cell office:value-type="float" office:value="0.0000000380446">
                <text:p>0.0000000380446</text:p>
              </table:table-cell>
            </table:table-row>
            <table:table-row>
              <table:table-cell office:value-type="string">
                <text:p>err138:</text:p>
              </table:table-cell>
              <table:table-cell office:value-type="float" office:value="0.000000034413">
                <text:p>0.000000034413</text:p>
              </table:table-cell>
            </table:table-row>
            <table:table-row>
              <table:table-cell office:value-type="string">
                <text:p>err139:</text:p>
              </table:table-cell>
              <table:table-cell office:value-type="float" office:value="0.0000000311282">
                <text:p>0.0000000311282</text:p>
              </table:table-cell>
            </table:table-row>
            <table:table-row>
              <table:table-cell office:value-type="string">
                <text:p>err140:</text:p>
              </table:table-cell>
              <table:table-cell office:value-type="float" office:value="0.0000000281568">
                <text:p>0.0000000281568</text:p>
              </table:table-cell>
            </table:table-row>
            <table:table-row>
              <table:table-cell office:value-type="string">
                <text:p>err141:</text:p>
              </table:table-cell>
              <table:table-cell office:value-type="float" office:value="0.0000000254691">
                <text:p>0.0000000254691</text:p>
              </table:table-cell>
            </table:table-row>
            <table:table-row>
              <table:table-cell office:value-type="string">
                <text:p>err142:</text:p>
              </table:table-cell>
              <table:table-cell office:value-type="float" office:value="0.000000023038">
                <text:p>0.000000023038</text:p>
              </table:table-cell>
            </table:table-row>
            <table:table-row>
              <table:table-cell office:value-type="string">
                <text:p>err143:</text:p>
              </table:table-cell>
              <table:table-cell office:value-type="float" office:value="0.0000000208389">
                <text:p>0.0000000208389</text:p>
              </table:table-cell>
            </table:table-row>
            <table:table-row>
              <table:table-cell office:value-type="string">
                <text:p>err144:</text:p>
              </table:table-cell>
              <table:table-cell office:value-type="float" office:value="0.0000000188497">
                <text:p>0.0000000188497</text:p>
              </table:table-cell>
            </table:table-row>
            <table:table-row>
              <table:table-cell office:value-type="string">
                <text:p>err145:</text:p>
              </table:table-cell>
              <table:table-cell office:value-type="float" office:value="0.0000000170504">
                <text:p>0.0000000170504</text:p>
              </table:table-cell>
            </table:table-row>
            <table:table-row>
              <table:table-cell office:value-type="string">
                <text:p>err146:</text:p>
              </table:table-cell>
              <table:table-cell office:value-type="float" office:value="0.0000000154229">
                <text:p>0.0000000154229</text:p>
              </table:table-cell>
            </table:table-row>
            <table:table-row>
              <table:table-cell office:value-type="string">
                <text:p>err147:</text:p>
              </table:table-cell>
              <table:table-cell office:value-type="float" office:value="0.0000000139507">
                <text:p>0.0000000139507</text:p>
              </table:table-cell>
            </table:table-row>
            <table:table-row>
              <table:table-cell office:value-type="string">
                <text:p>err148:</text:p>
              </table:table-cell>
              <table:table-cell office:value-type="float" office:value="0.000000012619">
                <text:p>0.000000012619</text:p>
              </table:table-cell>
            </table:table-row>
            <table:table-row>
              <table:table-cell office:value-type="string">
                <text:p>err149:</text:p>
              </table:table-cell>
              <table:table-cell office:value-type="float" office:value="0.0000000114145">
                <text:p>0.0000000114145</text:p>
              </table:table-cell>
            </table:table-row>
            <table:table-row>
              <table:table-cell office:value-type="string">
                <text:p>err150:</text:p>
              </table:table-cell>
              <table:table-cell office:value-type="float" office:value="0.0000000103249">
                <text:p>0.0000000103249</text:p>
              </table:table-cell>
            </table:table-row>
            <table:table-row>
              <table:table-cell office:value-type="string">
                <text:p>err151:</text:p>
              </table:table-cell>
              <table:table-cell office:value-type="float" office:value="0.00000000933933">
                <text:p>0.00000000933933</text:p>
              </table:table-cell>
            </table:table-row>
            <table:table-row>
              <table:table-cell office:value-type="string">
                <text:p>err152:</text:p>
              </table:table-cell>
              <table:table-cell office:value-type="float" office:value="0.00000000844785">
                <text:p>0.00000000844785</text:p>
              </table:table-cell>
            </table:table-row>
            <table:table-row>
              <table:table-cell office:value-type="string">
                <text:p>err153:</text:p>
              </table:table-cell>
              <table:table-cell office:value-type="float" office:value="0.00000000764146">
                <text:p>0.00000000764146</text:p>
              </table:table-cell>
            </table:table-row>
            <table:table-row>
              <table:table-cell office:value-type="string">
                <text:p>err154:</text:p>
              </table:table-cell>
              <table:table-cell office:value-type="float" office:value="0.00000000691205">
                <text:p>0.00000000691205</text:p>
              </table:table-cell>
            </table:table-row>
            <table:table-row>
              <table:table-cell office:value-type="string">
                <text:p>err155:</text:p>
              </table:table-cell>
              <table:table-cell office:value-type="float" office:value="0.00000000625226">
                <text:p>0.00000000625226</text:p>
              </table:table-cell>
            </table:table-row>
            <table:table-row>
              <table:table-cell office:value-type="string">
                <text:p>err156:</text:p>
              </table:table-cell>
              <table:table-cell office:value-type="float" office:value="0.00000000565545">
                <text:p>0.00000000565545</text:p>
              </table:table-cell>
            </table:table-row>
            <table:table-row>
              <table:table-cell office:value-type="string">
                <text:p>err157:</text:p>
              </table:table-cell>
              <table:table-cell office:value-type="float" office:value="0.00000000511561">
                <text:p>0.00000000511561</text:p>
              </table:table-cell>
            </table:table-row>
            <table:table-row>
              <table:table-cell office:value-type="string">
                <text:p>err158:</text:p>
              </table:table-cell>
              <table:table-cell office:value-type="float" office:value="0.0000000046273">
                <text:p>0.0000000046273</text:p>
              </table:table-cell>
            </table:table-row>
            <table:table-row>
              <table:table-cell office:value-type="string">
                <text:p>err159:</text:p>
              </table:table-cell>
              <table:table-cell office:value-type="float" office:value="0.0000000041856">
                <text:p>0.0000000041856</text:p>
              </table:table-cell>
            </table:table-row>
            <table:table-row>
              <table:table-cell office:value-type="string">
                <text:p>err160:</text:p>
              </table:table-cell>
              <table:table-cell office:value-type="float" office:value="0.00000000378606">
                <text:p>0.00000000378606</text:p>
              </table:table-cell>
            </table:table-row>
            <table:table-row>
              <table:table-cell office:value-type="string">
                <text:p>err161:</text:p>
              </table:table-cell>
              <table:table-cell office:value-type="float" office:value="0.00000000342466">
                <text:p>0.00000000342466</text:p>
              </table:table-cell>
            </table:table-row>
            <table:table-row>
              <table:table-cell office:value-type="string">
                <text:p>err162:</text:p>
              </table:table-cell>
              <table:table-cell office:value-type="float" office:value="0.00000000309776">
                <text:p>0.00000000309776</text:p>
              </table:table-cell>
            </table:table-row>
            <table:table-row>
              <table:table-cell office:value-type="string">
                <text:p>err163:</text:p>
              </table:table-cell>
              <table:table-cell office:value-type="float" office:value="0.00000000280207">
                <text:p>0.00000000280207</text:p>
              </table:table-cell>
            </table:table-row>
            <table:table-row>
              <table:table-cell office:value-type="string">
                <text:p>err164:</text:p>
              </table:table-cell>
              <table:table-cell office:value-type="float" office:value="0.0000000025346">
                <text:p>0.0000000025346</text:p>
              </table:table-cell>
            </table:table-row>
            <table:table-row>
              <table:table-cell office:value-type="string">
                <text:p>err165:</text:p>
              </table:table-cell>
              <table:table-cell office:value-type="float" office:value="0.00000000229266">
                <text:p>0.00000000229266</text:p>
              </table:table-cell>
            </table:table-row>
            <table:table-row>
              <table:table-cell office:value-type="string">
                <text:p>err166:</text:p>
              </table:table-cell>
              <table:table-cell office:value-type="float" office:value="0.00000000207381">
                <text:p>0.00000000207381</text:p>
              </table:table-cell>
            </table:table-row>
            <table:table-row>
              <table:table-cell office:value-type="string">
                <text:p>err167:</text:p>
              </table:table-cell>
              <table:table-cell office:value-type="float" office:value="0.00000000187586">
                <text:p>0.00000000187586</text:p>
              </table:table-cell>
            </table:table-row>
            <table:table-row>
              <table:table-cell office:value-type="string">
                <text:p>err168:</text:p>
              </table:table-cell>
              <table:table-cell office:value-type="float" office:value="0.0000000016968">
                <text:p>0.0000000016968</text:p>
              </table:table-cell>
            </table:table-row>
            <table:table-row>
              <table:table-cell office:value-type="string">
                <text:p>err169:</text:p>
              </table:table-cell>
              <table:table-cell office:value-type="float" office:value="0.00000000153483">
                <text:p>0.00000000153483</text:p>
              </table:table-cell>
            </table:table-row>
            <table:table-row>
              <table:table-cell office:value-type="string">
                <text:p>err170:</text:p>
              </table:table-cell>
              <table:table-cell office:value-type="float" office:value="0.00000000138832">
                <text:p>0.00000000138832</text:p>
              </table:table-cell>
            </table:table-row>
            <table:table-row>
              <table:table-cell office:value-type="string">
                <text:p>err171:</text:p>
              </table:table-cell>
              <table:table-cell office:value-type="float" office:value="0.0000000012558">
                <text:p>0.0000000012558</text:p>
              </table:table-cell>
            </table:table-row>
            <table:table-row>
              <table:table-cell office:value-type="string">
                <text:p>err172:</text:p>
              </table:table-cell>
              <table:table-cell office:value-type="float" office:value="0.00000000113593">
                <text:p>0.00000000113593</text:p>
              </table:table-cell>
            </table:table-row>
            <table:table-row>
              <table:table-cell office:value-type="string">
                <text:p>err173:</text:p>
              </table:table-cell>
              <table:table-cell office:value-type="float" office:value="0.0000000010275">
                <text:p>0.0000000010275</text:p>
              </table:table-cell>
            </table:table-row>
            <table:table-row>
              <table:table-cell office:value-type="string">
                <text:p>err174:</text:p>
              </table:table-cell>
              <table:table-cell office:value-type="float" office:value="0.000000000929417">
                <text:p>0.000000000929417</text:p>
              </table:table-cell>
            </table:table-row>
            <table:table-row>
              <table:table-cell office:value-type="string">
                <text:p>err175:</text:p>
              </table:table-cell>
              <table:table-cell office:value-type="float" office:value="0.0000000008407">
                <text:p>0.0000000008407</text:p>
              </table:table-cell>
            </table:table-row>
            <table:table-row>
              <table:table-cell office:value-type="string">
                <text:p>err176:</text:p>
              </table:table-cell>
              <table:table-cell office:value-type="float" office:value="0.000000000760451">
                <text:p>0.000000000760451</text:p>
              </table:table-cell>
            </table:table-row>
            <table:table-row>
              <table:table-cell office:value-type="string">
                <text:p>err177:</text:p>
              </table:table-cell>
              <table:table-cell office:value-type="float" office:value="0.000000000687862">
                <text:p>0.000000000687862</text:p>
              </table:table-cell>
            </table:table-row>
            <table:table-row>
              <table:table-cell office:value-type="string">
                <text:p>err178:</text:p>
              </table:table-cell>
              <table:table-cell office:value-type="float" office:value="0.000000000622202">
                <text:p>0.000000000622202</text:p>
              </table:table-cell>
            </table:table-row>
            <table:table-row>
              <table:table-cell office:value-type="string">
                <text:p>err179:</text:p>
              </table:table-cell>
              <table:table-cell office:value-type="float" office:value="0.00000000056281">
                <text:p>0.00000000056281</text:p>
              </table:table-cell>
            </table:table-row>
            <table:table-row>
              <table:table-cell office:value-type="string">
                <text:p>err180:</text:p>
              </table:table-cell>
              <table:table-cell office:value-type="float" office:value="0.000000000509087">
                <text:p>0.000000000509087</text:p>
              </table:table-cell>
            </table:table-row>
            <table:table-row>
              <table:table-cell office:value-type="string">
                <text:p>err181:</text:p>
              </table:table-cell>
              <table:table-cell office:value-type="float" office:value="0.000000000460492">
                <text:p>0.000000000460492</text:p>
              </table:table-cell>
            </table:table-row>
            <table:table-row>
              <table:table-cell office:value-type="string">
                <text:p>err182:</text:p>
              </table:table-cell>
              <table:table-cell office:value-type="float" office:value="0.000000000416536">
                <text:p>0.000000000416536</text:p>
              </table:table-cell>
            </table:table-row>
            <table:table-row>
              <table:table-cell office:value-type="string">
                <text:p>err183:</text:p>
              </table:table-cell>
              <table:table-cell office:value-type="float" office:value="0.000000000376776">
                <text:p>0.000000000376776</text:p>
              </table:table-cell>
            </table:table-row>
            <table:table-row>
              <table:table-cell office:value-type="string">
                <text:p>err184:</text:p>
              </table:table-cell>
              <table:table-cell office:value-type="float" office:value="0.00000000034081">
                <text:p>0.00000000034081</text:p>
              </table:table-cell>
            </table:table-row>
            <table:table-row>
              <table:table-cell office:value-type="string">
                <text:p>err185:</text:p>
              </table:table-cell>
              <table:table-cell office:value-type="float" office:value="0.000000000308279">
                <text:p>0.000000000308279</text:p>
              </table:table-cell>
            </table:table-row>
            <table:table-row>
              <table:table-cell office:value-type="string">
                <text:p>err186:</text:p>
              </table:table-cell>
              <table:table-cell office:value-type="float" office:value="0.000000000278852">
                <text:p>0.000000000278852</text:p>
              </table:table-cell>
            </table:table-row>
            <table:table-row>
              <table:table-cell office:value-type="string">
                <text:p>err187:</text:p>
              </table:table-cell>
              <table:table-cell office:value-type="float" office:value="0.000000000252234">
                <text:p>0.000000000252234</text:p>
              </table:table-cell>
            </table:table-row>
            <table:table-row>
              <table:table-cell office:value-type="string">
                <text:p>err188:</text:p>
              </table:table-cell>
              <table:table-cell office:value-type="float" office:value="0.000000000228157">
                <text:p>0.000000000228157</text:p>
              </table:table-cell>
            </table:table-row>
            <table:table-row>
              <table:table-cell office:value-type="string">
                <text:p>err189:</text:p>
              </table:table-cell>
              <table:table-cell office:value-type="float" office:value="0.000000000206378">
                <text:p>0.000000000206378</text:p>
              </table:table-cell>
            </table:table-row>
            <table:table-row>
              <table:table-cell office:value-type="string">
                <text:p>err190:</text:p>
              </table:table-cell>
              <table:table-cell office:value-type="float" office:value="0.000000000186679">
                <text:p>0.000000000186679</text:p>
              </table:table-cell>
            </table:table-row>
            <table:table-row>
              <table:table-cell office:value-type="string">
                <text:p>err191:</text:p>
              </table:table-cell>
              <table:table-cell office:value-type="float" office:value="0.000000000168859">
                <text:p>0.000000000168859</text:p>
              </table:table-cell>
            </table:table-row>
            <table:table-row>
              <table:table-cell office:value-type="string">
                <text:p>err192:</text:p>
              </table:table-cell>
              <table:table-cell office:value-type="float" office:value="0.00000000015274">
                <text:p>0.00000000015274</text:p>
              </table:table-cell>
            </table:table-row>
            <table:table-row>
              <table:table-cell office:value-type="string">
                <text:p>err193:</text:p>
              </table:table-cell>
              <table:table-cell office:value-type="float" office:value="0.000000000138161">
                <text:p>0.000000000138161</text:p>
              </table:table-cell>
            </table:table-row>
            <table:table-row>
              <table:table-cell office:value-type="string">
                <text:p>err194:</text:p>
              </table:table-cell>
              <table:table-cell office:value-type="float" office:value="0.000000000124972">
                <text:p>0.000000000124972</text:p>
              </table:table-cell>
            </table:table-row>
            <table:table-row>
              <table:table-cell office:value-type="string">
                <text:p>err195:</text:p>
              </table:table-cell>
              <table:table-cell office:value-type="float" office:value="0.000000000113044">
                <text:p>0.000000000113044</text:p>
              </table:table-cell>
            </table:table-row>
            <table:table-row>
              <table:table-cell office:value-type="string">
                <text:p>err196:</text:p>
              </table:table-cell>
              <table:table-cell office:value-type="float" office:value="0.000000000102252">
                <text:p>0.000000000102252</text:p>
              </table:table-cell>
            </table:table-row>
            <table:table-row>
              <table:table-cell office:value-type="string">
                <text:p>err197:</text:p>
              </table:table-cell>
              <table:table-cell office:value-type="float" office:value="0.0000000000924931">
                <text:p>0.0000000000924931</text:p>
              </table:table-cell>
            </table:table-row>
            <table:table-row>
              <table:table-cell office:value-type="string">
                <text:p>err198:</text:p>
              </table:table-cell>
              <table:table-cell office:value-type="float" office:value="0.0000000000836629">
                <text:p>0.0000000000836629</text:p>
              </table:table-cell>
            </table:table-row>
            <table:table-row>
              <table:table-cell office:value-type="string">
                <text:p>err199:</text:p>
              </table:table-cell>
              <table:table-cell office:value-type="float" office:value="0.0000000000756781">
                <text:p>0.0000000000756781</text:p>
              </table:table-cell>
            </table:table-row>
            <table:table-row>
              <table:table-cell office:value-type="string">
                <text:p>err200:</text:p>
              </table:table-cell>
              <table:table-cell office:value-type="float" office:value="0.0000000000684528">
                <text:p>0.0000000000684528</text:p>
              </table:table-cell>
            </table:table-row>
            <table:table-row>
              <table:table-cell office:value-type="string">
                <text:p>err201:</text:p>
              </table:table-cell>
              <table:table-cell office:value-type="float" office:value="0.0000000000619194">
                <text:p>0.0000000000619194</text:p>
              </table:table-cell>
            </table:table-row>
            <table:table-row>
              <table:table-cell office:value-type="string">
                <text:p>err202:</text:p>
              </table:table-cell>
              <table:table-cell office:value-type="float" office:value="0.0000000000560094">
                <text:p>0.0000000000560094</text:p>
              </table:table-cell>
            </table:table-row>
            <table:table-row>
              <table:table-cell office:value-type="string">
                <text:p>err203:</text:p>
              </table:table-cell>
              <table:table-cell office:value-type="float" office:value="0.0000000000506626">
                <text:p>0.0000000000506626</text:p>
              </table:table-cell>
            </table:table-row>
            <table:table-row>
              <table:table-cell office:value-type="string">
                <text:p>err204:</text:p>
              </table:table-cell>
              <table:table-cell office:value-type="float" office:value="0.0000000000458265">
                <text:p>0.0000000000458265</text:p>
              </table:table-cell>
            </table:table-row>
            <table:table-row>
              <table:table-cell office:value-type="string">
                <text:p>err205:</text:p>
              </table:table-cell>
              <table:table-cell office:value-type="float" office:value="0.0000000000414522">
                <text:p>0.0000000000414522</text:p>
              </table:table-cell>
            </table:table-row>
            <table:table-row>
              <table:table-cell office:value-type="string">
                <text:p>err206:</text:p>
              </table:table-cell>
              <table:table-cell office:value-type="float" office:value="0.0000000000374953">
                <text:p>0.0000000000374953</text:p>
              </table:table-cell>
            </table:table-row>
            <table:table-row>
              <table:table-cell office:value-type="string">
                <text:p>err207:</text:p>
              </table:table-cell>
              <table:table-cell office:value-type="float" office:value="0.000000000033916">
                <text:p>0.000000000033916</text:p>
              </table:table-cell>
            </table:table-row>
            <table:table-row>
              <table:table-cell office:value-type="string">
                <text:p>err208:</text:p>
              </table:table-cell>
              <table:table-cell office:value-type="float" office:value="0.0000000000306786">
                <text:p>0.0000000000306786</text:p>
              </table:table-cell>
            </table:table-row>
            <table:table-row>
              <table:table-cell office:value-type="string">
                <text:p>err209:</text:p>
              </table:table-cell>
              <table:table-cell office:value-type="float" office:value="0.0000000000277502">
                <text:p>0.0000000000277502</text:p>
              </table:table-cell>
            </table:table-row>
            <table:table-row>
              <table:table-cell office:value-type="string">
                <text:p>err210:</text:p>
              </table:table-cell>
              <table:table-cell office:value-type="float" office:value="0.0000000000251017">
                <text:p>0.0000000000251017</text:p>
              </table:table-cell>
            </table:table-row>
            <table:table-row>
              <table:table-cell office:value-type="string">
                <text:p>err211:</text:p>
              </table:table-cell>
              <table:table-cell office:value-type="float" office:value="0.0000000000227054">
                <text:p>0.0000000000227054</text:p>
              </table:table-cell>
            </table:table-row>
            <table:table-row>
              <table:table-cell office:value-type="string">
                <text:p>err212:</text:p>
              </table:table-cell>
              <table:table-cell office:value-type="float" office:value="0.0000000000205382">
                <text:p>0.0000000000205382</text:p>
              </table:table-cell>
            </table:table-row>
            <table:table-row>
              <table:table-cell office:value-type="string">
                <text:p>err213:</text:p>
              </table:table-cell>
              <table:table-cell office:value-type="float" office:value="0.0000000000185771">
                <text:p>0.0000000000185771</text:p>
              </table:table-cell>
            </table:table-row>
            <table:table-row>
              <table:table-cell office:value-type="string">
                <text:p>err214:</text:p>
              </table:table-cell>
              <table:table-cell office:value-type="float" office:value="0.0000000000168043">
                <text:p>0.0000000000168043</text:p>
              </table:table-cell>
            </table:table-row>
            <table:table-row>
              <table:table-cell office:value-type="string">
                <text:p>err215:</text:p>
              </table:table-cell>
              <table:table-cell office:value-type="float" office:value="0.0000000000152003">
                <text:p>0.0000000000152003</text:p>
              </table:table-cell>
            </table:table-row>
            <table:table-row>
              <table:table-cell office:value-type="string">
                <text:p>err216:</text:p>
              </table:table-cell>
              <table:table-cell office:value-type="float" office:value="0.000000000013749">
                <text:p>0.000000000013749</text:p>
              </table:table-cell>
            </table:table-row>
            <table:table-row>
              <table:table-cell office:value-type="string">
                <text:p>err217:</text:p>
              </table:table-cell>
              <table:table-cell office:value-type="float" office:value="0.0000000000124372">
                <text:p>0.0000000000124372</text:p>
              </table:table-cell>
            </table:table-row>
            <table:table-row>
              <table:table-cell office:value-type="string">
                <text:p>err218:</text:p>
              </table:table-cell>
              <table:table-cell office:value-type="float" office:value="0.0000000000112497">
                <text:p>0.0000000000112497</text:p>
              </table:table-cell>
            </table:table-row>
            <table:table-row>
              <table:table-cell office:value-type="string">
                <text:p>err219:</text:p>
              </table:table-cell>
              <table:table-cell office:value-type="float" office:value="0.0000000000101759">
                <text:p>0.0000000000101759</text:p>
              </table:table-cell>
            </table:table-row>
            <table:table-row>
              <table:table-cell office:value-type="string">
                <text:p>err220:</text:p>
              </table:table-cell>
              <table:table-cell office:value-type="float" office:value="0.00000000000920419">
                <text:p>0.00000000000920419</text:p>
              </table:table-cell>
            </table:table-row>
            <table:table-row>
              <table:table-cell office:value-type="string">
                <text:p>err221:</text:p>
              </table:table-cell>
              <table:table-cell office:value-type="float" office:value="0.00000000000832667">
                <text:p>0.00000000000832667</text:p>
              </table:table-cell>
            </table:table-row>
            <table:table-row>
              <table:table-cell office:value-type="string">
                <text:p>err222:</text:p>
              </table:table-cell>
              <table:table-cell office:value-type="float" office:value="0.00000000000753086">
                <text:p>0.00000000000753086</text:p>
              </table:table-cell>
            </table:table-row>
            <table:table-row>
              <table:table-cell office:value-type="string">
                <text:p>err223:</text:p>
              </table:table-cell>
              <table:table-cell office:value-type="float" office:value="0.00000000000681233">
                <text:p>0.00000000000681233</text:p>
              </table:table-cell>
            </table:table-row>
            <table:table-row>
              <table:table-cell office:value-type="string">
                <text:p>err224:</text:p>
              </table:table-cell>
              <table:table-cell office:value-type="float" office:value="0.00000000000616129">
                <text:p>0.00000000000616129</text:p>
              </table:table-cell>
            </table:table-row>
            <table:table-row>
              <table:table-cell office:value-type="string">
                <text:p>err225:</text:p>
              </table:table-cell>
              <table:table-cell office:value-type="float" office:value="0.00000000000557421">
                <text:p>0.00000000000557421</text:p>
              </table:table-cell>
            </table:table-row>
            <table:table-row>
              <table:table-cell office:value-type="string">
                <text:p>err226:</text:p>
              </table:table-cell>
              <table:table-cell office:value-type="float" office:value="0.0000000000050413">
                <text:p>0.0000000000050413</text:p>
              </table:table-cell>
            </table:table-row>
            <table:table-row>
              <table:table-cell office:value-type="string">
                <text:p>err227:</text:p>
              </table:table-cell>
              <table:table-cell office:value-type="float" office:value="0.0000000000045608">
                <text:p>0.0000000000045608</text:p>
              </table:table-cell>
            </table:table-row>
            <table:table-row>
              <table:table-cell office:value-type="string">
                <text:p>err228:</text:p>
              </table:table-cell>
              <table:table-cell office:value-type="float" office:value="0.00000000000412559">
                <text:p>0.00000000000412559</text:p>
              </table:table-cell>
            </table:table-row>
            <table:table-row>
              <table:table-cell office:value-type="string">
                <text:p>err229:</text:p>
              </table:table-cell>
              <table:table-cell office:value-type="float" office:value="0.00000000000373124">
                <text:p>0.00000000000373124</text:p>
              </table:table-cell>
            </table:table-row>
            <table:table-row>
              <table:table-cell office:value-type="string">
                <text:p>err230:</text:p>
              </table:table-cell>
              <table:table-cell office:value-type="float" office:value="0.00000000000337508">
                <text:p>0.00000000000337508</text:p>
              </table:table-cell>
            </table:table-row>
            <table:table-row>
              <table:table-cell office:value-type="string">
                <text:p>err231:</text:p>
              </table:table-cell>
              <table:table-cell office:value-type="float" office:value="0.00000000000305267">
                <text:p>0.00000000000305267</text:p>
              </table:table-cell>
            </table:table-row>
            <table:table-row>
              <table:table-cell office:value-type="string">
                <text:p>err232:</text:p>
              </table:table-cell>
              <table:table-cell office:value-type="float" office:value="0.00000000000276223">
                <text:p>0.00000000000276223</text:p>
              </table:table-cell>
            </table:table-row>
            <table:table-row>
              <table:table-cell office:value-type="string">
                <text:p>err233:</text:p>
              </table:table-cell>
              <table:table-cell office:value-type="float" office:value="0.00000000000249756">
                <text:p>0.00000000000249756</text:p>
              </table:table-cell>
            </table:table-row>
            <table:table-row>
              <table:table-cell office:value-type="string">
                <text:p>err234:</text:p>
              </table:table-cell>
              <table:table-cell office:value-type="float" office:value="0.00000000000225953">
                <text:p>0.00000000000225953</text:p>
              </table:table-cell>
            </table:table-row>
            <table:table-row>
              <table:table-cell office:value-type="string">
                <text:p>err235:</text:p>
              </table:table-cell>
              <table:table-cell office:value-type="float" office:value="0.00000000000204459">
                <text:p>0.00000000000204459</text:p>
              </table:table-cell>
            </table:table-row>
            <table:table-row>
              <table:table-cell office:value-type="string">
                <text:p>err236:</text:p>
              </table:table-cell>
              <table:table-cell office:value-type="float" office:value="0.0000000000018483">
                <text:p>0.0000000000018483</text:p>
              </table:table-cell>
            </table:table-row>
            <table:table-row>
              <table:table-cell office:value-type="string">
                <text:p>err237:</text:p>
              </table:table-cell>
              <table:table-cell office:value-type="float" office:value="0.00000000000167244">
                <text:p>0.00000000000167244</text:p>
              </table:table-cell>
            </table:table-row>
            <table:table-row>
              <table:table-cell office:value-type="string">
                <text:p>err238:</text:p>
              </table:table-cell>
              <table:table-cell office:value-type="float" office:value="0.00000000000151257">
                <text:p>0.00000000000151257</text:p>
              </table:table-cell>
            </table:table-row>
            <table:table-row>
              <table:table-cell office:value-type="string">
                <text:p>err239:</text:p>
              </table:table-cell>
              <table:table-cell office:value-type="float" office:value="0.00000000000136868">
                <text:p>0.00000000000136868</text:p>
              </table:table-cell>
            </table:table-row>
            <table:table-row>
              <table:table-cell office:value-type="string">
                <text:p>err240:</text:p>
              </table:table-cell>
              <table:table-cell office:value-type="float" office:value="0.00000000000123723">
                <text:p>0.00000000000123723</text:p>
              </table:table-cell>
            </table:table-row>
            <table:table-row>
              <table:table-cell office:value-type="string">
                <text:p>err241:</text:p>
              </table:table-cell>
              <table:table-cell office:value-type="float" office:value="0.00000000000111999">
                <text:p>0.00000000000111999</text:p>
              </table:table-cell>
            </table:table-row>
            <table:table-row>
              <table:table-cell office:value-type="string">
                <text:p>err242:</text:p>
              </table:table-cell>
              <table:table-cell office:value-type="float" office:value="0.00000000000101252">
                <text:p>0.00000000000101252</text:p>
              </table:table-cell>
            </table:table-row>
            <table:table-row>
              <table:table-cell office:value-type="string">
                <text:p>err243:</text:p>
              </table:table-cell>
              <table:table-cell office:value-type="float" office:value="0.000000000000915712">
                <text:p>0.000000000000915712</text:p>
              </table:table-cell>
            </table:table-row>
            <table:table-row>
              <table:table-cell office:value-type="string">
                <text:p>err244:</text:p>
              </table:table-cell>
              <table:table-cell office:value-type="float" office:value="0.00000000000082867">
                <text:p>0.00000000000082867</text:p>
              </table:table-cell>
            </table:table-row>
            <table:table-row>
              <table:table-cell office:value-type="string">
                <text:p>err245:</text:p>
              </table:table-cell>
              <table:table-cell office:value-type="float" office:value="0.000000000000749623">
                <text:p>0.000000000000749623</text:p>
              </table:table-cell>
            </table:table-row>
            <table:table-row>
              <table:table-cell office:value-type="string">
                <text:p>err246:</text:p>
              </table:table-cell>
              <table:table-cell office:value-type="float" office:value="0.00000000000067768">
                <text:p>0.00000000000067768</text:p>
              </table:table-cell>
            </table:table-row>
            <table:table-row>
              <table:table-cell office:value-type="string">
                <text:p>err247:</text:p>
              </table:table-cell>
              <table:table-cell office:value-type="float" office:value="0.000000000000613731">
                <text:p>0.000000000000613731</text:p>
              </table:table-cell>
            </table:table-row>
            <table:table-row>
              <table:table-cell office:value-type="string">
                <text:p>err248:</text:p>
              </table:table-cell>
              <table:table-cell office:value-type="float" office:value="0.000000000000554223">
                <text:p>0.000000000000554223</text:p>
              </table:table-cell>
            </table:table-row>
            <table:table-row>
              <table:table-cell office:value-type="string">
                <text:p>err249:</text:p>
              </table:table-cell>
              <table:table-cell office:value-type="float" office:value="0.000000000000501821">
                <text:p>0.000000000000501821</text:p>
              </table:table-cell>
            </table:table-row>
            <table:table-row>
              <table:table-cell office:value-type="string">
                <text:p>err250:</text:p>
              </table:table-cell>
              <table:table-cell office:value-type="float" office:value="0.000000000000453859">
                <text:p>0.000000000000453859</text:p>
              </table:table-cell>
            </table:table-row>
            <table:table-row>
              <table:table-cell office:value-type="string">
                <text:p>err251:</text:p>
              </table:table-cell>
              <table:table-cell office:value-type="float" office:value="0.000000000000410338">
                <text:p>0.000000000000410338</text:p>
              </table:table-cell>
            </table:table-row>
            <table:table-row>
              <table:table-cell office:value-type="string">
                <text:p>err252:</text:p>
              </table:table-cell>
              <table:table-cell office:value-type="float" office:value="0.000000000000371259">
                <text:p>0.000000000000371259</text:p>
              </table:table-cell>
            </table:table-row>
            <table:table-row>
              <table:table-cell office:value-type="string">
                <text:p>err253:</text:p>
              </table:table-cell>
              <table:table-cell office:value-type="float" office:value="0.000000000000335731">
                <text:p>0.000000000000335731</text:p>
              </table:table-cell>
            </table:table-row>
            <table:table-row>
              <table:table-cell office:value-type="string">
                <text:p>err254:</text:p>
              </table:table-cell>
              <table:table-cell office:value-type="float" office:value="0.000000000000303757">
                <text:p>0.000000000000303757</text:p>
              </table:table-cell>
            </table:table-row>
            <table:table-row>
              <table:table-cell office:value-type="string">
                <text:p>err255:</text:p>
              </table:table-cell>
              <table:table-cell office:value-type="float" office:value="0.000000000000275335">
                <text:p>0.000000000000275335</text:p>
              </table:table-cell>
            </table:table-row>
            <table:table-row>
              <table:table-cell office:value-type="string">
                <text:p>err256:</text:p>
              </table:table-cell>
              <table:table-cell office:value-type="float" office:value="0.00000000000024869">
                <text:p>0.00000000000024869</text:p>
              </table:table-cell>
            </table:table-row>
            <table:table-row>
              <table:table-cell office:value-type="string">
                <text:p>err257:</text:p>
              </table:table-cell>
              <table:table-cell office:value-type="float" office:value="0.000000000000224709">
                <text:p>0.000000000000224709</text:p>
              </table:table-cell>
            </table:table-row>
            <table:table-row>
              <table:table-cell office:value-type="string">
                <text:p>err258:</text:p>
              </table:table-cell>
              <table:table-cell office:value-type="float" office:value="0.000000000000203393">
                <text:p>0.000000000000203393</text:p>
              </table:table-cell>
            </table:table-row>
            <table:table-row>
              <table:table-cell office:value-type="string">
                <text:p>err259:</text:p>
              </table:table-cell>
              <table:table-cell office:value-type="float" office:value="0.000000000000183853">
                <text:p>0.000000000000183853</text:p>
              </table:table-cell>
            </table:table-row>
            <table:table-row>
              <table:table-cell office:value-type="string">
                <text:p>err260:</text:p>
              </table:table-cell>
              <table:table-cell office:value-type="float" office:value="0.000000000000166089">
                <text:p>0.000000000000166089</text:p>
              </table:table-cell>
            </table:table-row>
            <table:table-row>
              <table:table-cell office:value-type="string">
                <text:p>err261:</text:p>
              </table:table-cell>
              <table:table-cell office:value-type="float" office:value="0.00000000000015099">
                <text:p>0.00000000000015099</text:p>
              </table:table-cell>
            </table:table-row>
            <table:table-row>
              <table:table-cell office:value-type="string">
                <text:p>err262:</text:p>
              </table:table-cell>
              <table:table-cell office:value-type="float" office:value="0.000000000000135891">
                <text:p>0.000000000000135891</text:p>
              </table:table-cell>
            </table:table-row>
            <table:table-row>
              <table:table-cell office:value-type="string">
                <text:p>err263:</text:p>
              </table:table-cell>
              <table:table-cell office:value-type="float" office:value="0.000000000000123457">
                <text:p>0.000000000000123457</text:p>
              </table:table-cell>
            </table:table-row>
            <table:table-row>
              <table:table-cell office:value-type="string">
                <text:p>err264:</text:p>
              </table:table-cell>
              <table:table-cell office:value-type="float" office:value="0.000000000000111022">
                <text:p>0.000000000000111022</text:p>
              </table:table-cell>
            </table:table-row>
            <table:table-row>
              <table:table-cell office:value-type="string">
                <text:p>err265:</text:p>
              </table:table-cell>
              <table:table-cell office:value-type="float" office:value="0.000000000000101252">
                <text:p>0.000000000000101252</text:p>
              </table:table-cell>
            </table:table-row>
            <table:table-row>
              <table:table-cell office:value-type="string">
                <text:p>err266:</text:p>
              </table:table-cell>
              <table:table-cell office:value-type="float" office:value="0.0000000000000914824">
                <text:p>0.0000000000000914824</text:p>
              </table:table-cell>
            </table:table-row>
            <table:table-row>
              <table:table-cell office:value-type="string">
                <text:p>err267:</text:p>
              </table:table-cell>
              <table:table-cell office:value-type="float" office:value="0.0000000000000817124">
                <text:p>0.0000000000000817124</text:p>
              </table:table-cell>
            </table:table-row>
            <table:table-row>
              <table:table-cell office:value-type="string">
                <text:p>err268:</text:p>
              </table:table-cell>
              <table:table-cell office:value-type="float" office:value="0.000000000000074607">
                <text:p>0.000000000000074607</text:p>
              </table:table-cell>
            </table:table-row>
            <table:table-row>
              <table:table-cell office:value-type="string">
                <text:p>err269:</text:p>
              </table:table-cell>
              <table:table-cell office:value-type="float" office:value="0.0000000000000675016">
                <text:p>0.0000000000000675016</text:p>
              </table:table-cell>
            </table:table-row>
            <table:table-row>
              <table:table-cell office:value-type="string">
                <text:p>err270:</text:p>
              </table:table-cell>
              <table:table-cell office:value-type="float" office:value="0.0000000000000612843">
                <text:p>0.0000000000000612843</text:p>
              </table:table-cell>
            </table:table-row>
            <table:table-row>
              <table:table-cell office:value-type="string">
                <text:p>err271:</text:p>
              </table:table-cell>
              <table:table-cell office:value-type="float" office:value="0.0000000000000550671">
                <text:p>0.0000000000000550671</text:p>
              </table:table-cell>
            </table:table-row>
            <table:table-row>
              <table:table-cell office:value-type="string">
                <text:p>err272:</text:p>
              </table:table-cell>
              <table:table-cell office:value-type="float" office:value="0.000000000000049738">
                <text:p>0.000000000000049738</text:p>
              </table:table-cell>
            </table:table-row>
            <table:table-row>
              <table:table-cell office:value-type="string">
                <text:p>err273:</text:p>
              </table:table-cell>
              <table:table-cell office:value-type="float" office:value="0.0000000000000452971">
                <text:p>0.0000000000000452971</text:p>
              </table:table-cell>
            </table:table-row>
            <table:table-row>
              <table:table-cell office:value-type="string">
                <text:p>err274:</text:p>
              </table:table-cell>
              <table:table-cell office:value-type="float" office:value="0.0000000000000408562">
                <text:p>0.0000000000000408562</text:p>
              </table:table-cell>
            </table:table-row>
            <table:table-row>
              <table:table-cell office:value-type="string">
                <text:p>err275:</text:p>
              </table:table-cell>
              <table:table-cell office:value-type="float" office:value="0.0000000000000373035">
                <text:p>0.0000000000000373035</text:p>
              </table:table-cell>
            </table:table-row>
            <table:table-row>
              <table:table-cell office:value-type="string">
                <text:p>err276:</text:p>
              </table:table-cell>
              <table:table-cell office:value-type="float" office:value="0.0000000000000328626">
                <text:p>0.0000000000000328626</text:p>
              </table:table-cell>
            </table:table-row>
            <table:table-row>
              <table:table-cell office:value-type="string">
                <text:p>err277:</text:p>
              </table:table-cell>
              <table:table-cell office:value-type="float" office:value="0.0000000000000310862">
                <text:p>0.0000000000000310862</text:p>
              </table:table-cell>
            </table:table-row>
            <table:table-row>
              <table:table-cell office:value-type="string">
                <text:p>err278:</text:p>
              </table:table-cell>
              <table:table-cell office:value-type="float" office:value="0.0000000000000266454">
                <text:p>0.0000000000000266454</text:p>
              </table:table-cell>
            </table:table-row>
            <table:table-row>
              <table:table-cell office:value-type="string">
                <text:p>err279:</text:p>
              </table:table-cell>
              <table:table-cell office:value-type="float" office:value="0.000000000000024869">
                <text:p>0.000000000000024869</text:p>
              </table:table-cell>
            </table:table-row>
            <table:table-row>
              <table:table-cell office:value-type="string">
                <text:p>err280:</text:p>
              </table:table-cell>
              <table:table-cell office:value-type="float" office:value="0.0000000000000222045">
                <text:p>0.0000000000000222045</text:p>
              </table:table-cell>
            </table:table-row>
            <table:table-row>
              <table:table-cell office:value-type="string">
                <text:p>err281:</text:p>
              </table:table-cell>
              <table:table-cell office:value-type="float" office:value="0.0000000000000204281">
                <text:p>0.0000000000000204281</text:p>
              </table:table-cell>
            </table:table-row>
            <table:table-row>
              <table:table-cell office:value-type="string">
                <text:p>err282:</text:p>
              </table:table-cell>
              <table:table-cell office:value-type="float" office:value="0.0000000000000186517">
                <text:p>0.0000000000000186517</text:p>
              </table:table-cell>
            </table:table-row>
            <table:table-row>
              <table:table-cell office:value-type="string">
                <text:p>err283:</text:p>
              </table:table-cell>
              <table:table-cell office:value-type="float" office:value="0.0000000000000159872">
                <text:p>0.0000000000000159872</text:p>
              </table:table-cell>
            </table:table-row>
            <table:table-row>
              <table:table-cell office:value-type="string">
                <text:p>err284:</text:p>
              </table:table-cell>
              <table:table-cell office:value-type="float" office:value="0.000000000000015099">
                <text:p>0.000000000000015099</text:p>
              </table:table-cell>
            </table:table-row>
            <table:table-row>
              <table:table-cell office:value-type="string">
                <text:p>err285:</text:p>
              </table:table-cell>
              <table:table-cell office:value-type="float" office:value="0.0000000000000142109">
                <text:p>0.0000000000000142109</text:p>
              </table:table-cell>
            </table:table-row>
            <table:table-row>
              <table:table-cell office:value-type="string">
                <text:p>err286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287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288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289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290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291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292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293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294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295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296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297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298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299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300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301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302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303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304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30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306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307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308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309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10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11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12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13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14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15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16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317: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